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158.51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41.9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41.1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_series_19-covid-Confirmed" table:style-name="ta1">
        <table:shapes>
          <draw:frame draw:z-index="0" draw:style-name="gr1" draw:text-style-name="P1" svg:width="453.51pt" svg:height="255.09pt" svg:x="2118.22pt" svg:y="2916.43pt">
            <draw:object draw:notify-on-update-of-ranges="'time_series_19-covid-Confirmed'.E249:'time_series_19-covid-Confirmed'.BF2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number-columns-repeated="9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8" table:default-cell-style-name="Default"/>
        <table:table-column table:style-name="co6" table:number-columns-repeated="9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Province/State</text:p>
          </table:table-cell>
          <table:table-cell office:value-type="string" calcext:value-type="string">
            <text:p>Country/Regi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table:style-name="ce1" office:value-type="string" calcext:value-type="string">
            <text:p>1/22/20</text:p>
          </table:table-cell>
          <table:table-cell table:style-name="ce1" office:value-type="string" calcext:value-type="string">
            <text:p>1/23/20</text:p>
          </table:table-cell>
          <table:table-cell table:style-name="ce1" office:value-type="string" calcext:value-type="string">
            <text:p>1/24/20</text:p>
          </table:table-cell>
          <table:table-cell table:style-name="ce1" office:value-type="string" calcext:value-type="string">
            <text:p>1/25/20</text:p>
          </table:table-cell>
          <table:table-cell table:style-name="ce1" office:value-type="string" calcext:value-type="string">
            <text:p>1/26/20</text:p>
          </table:table-cell>
          <table:table-cell table:style-name="ce1" office:value-type="string" calcext:value-type="string">
            <text:p>1/27/20</text:p>
          </table:table-cell>
          <table:table-cell table:style-name="ce1" office:value-type="string" calcext:value-type="string">
            <text:p>1/28/20</text:p>
          </table:table-cell>
          <table:table-cell table:style-name="ce1" office:value-type="string" calcext:value-type="string">
            <text:p>1/29/20</text:p>
          </table:table-cell>
          <table:table-cell table:style-name="ce1" office:value-type="string" calcext:value-type="string">
            <text:p>1/30/20</text:p>
          </table:table-cell>
          <table:table-cell table:style-name="ce1" office:value-type="string" calcext:value-type="string">
            <text:p>1/31/20</text:p>
          </table:table-cell>
          <table:table-cell table:style-name="ce1" office:value-type="string" calcext:value-type="string">
            <text:p>2/1/20</text:p>
          </table:table-cell>
          <table:table-cell table:style-name="ce1" office:value-type="string" calcext:value-type="string">
            <text:p>2/2/20</text:p>
          </table:table-cell>
          <table:table-cell table:style-name="ce1" office:value-type="string" calcext:value-type="string">
            <text:p>2/3/20</text:p>
          </table:table-cell>
          <table:table-cell table:style-name="ce1" office:value-type="string" calcext:value-type="string">
            <text:p>2/4/20</text:p>
          </table:table-cell>
          <table:table-cell table:style-name="ce1" office:value-type="string" calcext:value-type="string">
            <text:p>2/5/20</text:p>
          </table:table-cell>
          <table:table-cell table:style-name="ce1" office:value-type="string" calcext:value-type="string">
            <text:p>2/6/20</text:p>
          </table:table-cell>
          <table:table-cell table:style-name="ce1" office:value-type="string" calcext:value-type="string">
            <text:p>2/7/20</text:p>
          </table:table-cell>
          <table:table-cell table:style-name="ce1" office:value-type="string" calcext:value-type="string">
            <text:p>2/8/20</text:p>
          </table:table-cell>
          <table:table-cell table:style-name="ce1" office:value-type="string" calcext:value-type="string">
            <text:p>2/9/20</text:p>
          </table:table-cell>
          <table:table-cell table:style-name="ce1" office:value-type="string" calcext:value-type="string">
            <text:p>2/10/20</text:p>
          </table:table-cell>
          <table:table-cell table:style-name="ce1" office:value-type="string" calcext:value-type="string">
            <text:p>2/11/20</text:p>
          </table:table-cell>
          <table:table-cell table:style-name="ce1" office:value-type="string" calcext:value-type="string">
            <text:p>2/12/20</text:p>
          </table:table-cell>
          <table:table-cell table:style-name="ce1" office:value-type="string" calcext:value-type="string">
            <text:p>2/13/20</text:p>
          </table:table-cell>
          <table:table-cell table:style-name="ce1" office:value-type="string" calcext:value-type="string">
            <text:p>2/14/20</text:p>
          </table:table-cell>
          <table:table-cell table:style-name="ce1" office:value-type="string" calcext:value-type="string">
            <text:p>2/15/20</text:p>
          </table:table-cell>
          <table:table-cell table:style-name="ce1" office:value-type="string" calcext:value-type="string">
            <text:p>2/16/20</text:p>
          </table:table-cell>
          <table:table-cell table:style-name="ce1" office:value-type="string" calcext:value-type="string">
            <text:p>2/17/20</text:p>
          </table:table-cell>
          <table:table-cell table:style-name="ce1" office:value-type="string" calcext:value-type="string">
            <text:p>2/18/20</text:p>
          </table:table-cell>
          <table:table-cell table:style-name="ce1" office:value-type="string" calcext:value-type="string">
            <text:p>2/19/20</text:p>
          </table:table-cell>
          <table:table-cell table:style-name="ce1" office:value-type="string" calcext:value-type="string">
            <text:p>2/20/20</text:p>
          </table:table-cell>
          <table:table-cell table:style-name="ce1" office:value-type="string" calcext:value-type="string">
            <text:p>2/21/20</text:p>
          </table:table-cell>
          <table:table-cell table:style-name="ce1" office:value-type="string" calcext:value-type="string">
            <text:p>2/22/20</text:p>
          </table:table-cell>
          <table:table-cell table:style-name="ce1" office:value-type="string" calcext:value-type="string">
            <text:p>2/23/20</text:p>
          </table:table-cell>
          <table:table-cell table:style-name="ce1" office:value-type="string" calcext:value-type="string">
            <text:p>2/24/20</text:p>
          </table:table-cell>
          <table:table-cell table:style-name="ce1" office:value-type="string" calcext:value-type="string">
            <text:p>2/25/20</text:p>
          </table:table-cell>
          <table:table-cell table:style-name="ce1" office:value-type="string" calcext:value-type="string">
            <text:p>2/26/20</text:p>
          </table:table-cell>
          <table:table-cell table:style-name="ce1" office:value-type="string" calcext:value-type="string">
            <text:p>2/27/20</text:p>
          </table:table-cell>
          <table:table-cell table:style-name="ce1" office:value-type="string" calcext:value-type="string">
            <text:p>2/28/20</text:p>
          </table:table-cell>
          <table:table-cell table:style-name="ce1" office:value-type="string" calcext:value-type="string">
            <text:p>2/29/20</text:p>
          </table:table-cell>
          <table:table-cell table:style-name="ce1" office:value-type="string" calcext:value-type="string">
            <text:p>3/1/20</text:p>
          </table:table-cell>
          <table:table-cell table:style-name="ce1" office:value-type="string" calcext:value-type="string">
            <text:p>3/2/20</text:p>
          </table:table-cell>
          <table:table-cell table:style-name="ce1" office:value-type="string" calcext:value-type="string">
            <text:p>3/3/20</text:p>
          </table:table-cell>
          <table:table-cell table:style-name="ce1" office:value-type="string" calcext:value-type="string">
            <text:p>3/4/20</text:p>
          </table:table-cell>
          <table:table-cell table:style-name="ce1" office:value-type="string" calcext:value-type="string">
            <text:p>3/5/20</text:p>
          </table:table-cell>
          <table:table-cell table:style-name="ce1" office:value-type="string" calcext:value-type="string">
            <text:p>3/6/20</text:p>
          </table:table-cell>
          <table:table-cell table:style-name="ce1" office:value-type="string" calcext:value-type="string">
            <text:p>3/7/20</text:p>
          </table:table-cell>
          <table:table-cell table:style-name="ce1" office:value-type="string" calcext:value-type="string">
            <text:p>3/8/20</text:p>
          </table:table-cell>
          <table:table-cell table:style-name="ce1" office:value-type="string" calcext:value-type="string">
            <text:p>3/9/20</text:p>
          </table:table-cell>
          <table:table-cell table:style-name="ce1" office:value-type="string" calcext:value-type="string">
            <text:p>3/10/20</text:p>
          </table:table-cell>
          <table:table-cell table:style-name="ce1" office:value-type="string" calcext:value-type="string">
            <text:p>3/11/20</text:p>
          </table:table-cell>
          <table:table-cell table:style-name="ce1" office:value-type="string" calcext:value-type="string">
            <text:p>3/12/20</text:p>
          </table:table-cell>
          <table:table-cell table:style-name="ce1" office:value-type="string" calcext:value-type="string">
            <text:p>3/13/20</text:p>
          </table:table-cell>
          <table:table-cell table:style-name="ce1" office:value-type="string" calcext:value-type="string">
            <text:p>3/14/20</text:p>
          </table:table-cell>
          <table:table-cell table:style-name="ce1" office:value-type="string" calcext:value-type="string">
            <text:p>3/15/20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US</text:p>
          </table:table-cell>
          <table:table-cell office:value-type="float" office:value="47.4009" calcext:value-type="float">
            <text:p>47.4009</text:p>
          </table:table-cell>
          <table:table-cell office:value-type="float" office:value="-121.4905" calcext:value-type="float">
            <text:p>-121.4905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366" calcext:value-type="float">
            <text:p>366</text:p>
          </table:table-cell>
          <table:table-cell office:value-type="float" office:value="442" calcext:value-type="float">
            <text:p>442</text:p>
          </table:table-cell>
          <table:table-cell office:value-type="float" office:value="568" calcext:value-type="float">
            <text:p>568</text:p>
          </table:table-cell>
          <table:table-cell office:value-type="float" office:value="572" calcext:value-type="float">
            <text:p>572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US</text:p>
          </table:table-cell>
          <table:table-cell office:value-type="float" office:value="42.1657" calcext:value-type="float">
            <text:p>42.1657</text:p>
          </table:table-cell>
          <table:table-cell office:value-type="float" office:value="-74.9481" calcext:value-type="float">
            <text:p>-74.948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20" calcext:value-type="float">
            <text:p>220</text:p>
          </table:table-cell>
          <table:table-cell office:value-type="float" office:value="328" calcext:value-type="float">
            <text:p>328</text:p>
          </table:table-cell>
          <table:table-cell office:value-type="float" office:value="421" calcext:value-type="float">
            <text:p>421</text:p>
          </table:table-cell>
          <table:table-cell office:value-type="float" office:value="525" calcext:value-type="float">
            <text:p>525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US</text:p>
          </table:table-cell>
          <table:table-cell office:value-type="float" office:value="36.1162" calcext:value-type="float">
            <text:p>36.1162</text:p>
          </table:table-cell>
          <table:table-cell office:value-type="float" office:value="-119.6816" calcext:value-type="float">
            <text:p>-119.6816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 office:value-type="float" office:value="221" calcext:value-type="float">
            <text:p>221</text:p>
          </table:table-cell>
          <table:table-cell office:value-type="float" office:value="282" calcext:value-type="float">
            <text:p>282</text:p>
          </table:table-cell>
          <table:table-cell office:value-type="float" office:value="340" calcext:value-type="float">
            <text:p>34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US</text:p>
          </table:table-cell>
          <table:table-cell office:value-type="float" office:value="42.2302" calcext:value-type="float">
            <text:p>42.2302</text:p>
          </table:table-cell>
          <table:table-cell office:value-type="float" office:value="-71.5301" calcext:value-type="float">
            <text:p>-71.530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Diamond Princess</text:p>
          </table:table-cell>
          <table:table-cell office:value-type="string" calcext:value-type="string">
            <text:p>US</text:p>
          </table:table-cell>
          <table:table-cell office:value-type="float" office:value="35.4437" calcext:value-type="float">
            <text:p>35.4437</text:p>
          </table:table-cell>
          <table:table-cell office:value-type="float" office:value="139.638" calcext:value-type="float">
            <text:p>139.638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8" office:value-type="float" office:value="45" calcext:value-type="float">
            <text:p>45</text:p>
          </table:table-cell>
          <table:table-cell table:number-columns-repeated="6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rand Princess</text:p>
          </table:table-cell>
          <table:table-cell office:value-type="string" calcext:value-type="string">
            <text:p>US</text:p>
          </table:table-cell>
          <table:table-cell office:value-type="float" office:value="37.6489" calcext:value-type="float">
            <text:p>37.6489</text:p>
          </table:table-cell>
          <table:table-cell office:value-type="float" office:value="-122.6655" calcext:value-type="float">
            <text:p>-122.6655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9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US</text:p>
          </table:table-cell>
          <table:table-cell office:value-type="float" office:value="33.0406" calcext:value-type="float">
            <text:p>33.0406</text:p>
          </table:table-cell>
          <table:table-cell office:value-type="float" office:value="-83.6431" calcext:value-type="float">
            <text:p>-83.643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US</text:p>
          </table:table-cell>
          <table:table-cell office:value-type="float" office:value="39.0598" calcext:value-type="float">
            <text:p>39.0598</text:p>
          </table:table-cell>
          <table:table-cell office:value-type="float" office:value="-105.3111" calcext:value-type="float">
            <text:p>-105.311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US</text:p>
          </table:table-cell>
          <table:table-cell office:value-type="float" office:value="27.7663" calcext:value-type="float">
            <text:p>27.7663</text:p>
          </table:table-cell>
          <table:table-cell office:value-type="float" office:value="-81.6868" calcext:value-type="float">
            <text:p>-81.6868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US</text:p>
          </table:table-cell>
          <table:table-cell office:value-type="float" office:value="40.2989" calcext:value-type="float">
            <text:p>40.2989</text:p>
          </table:table-cell>
          <table:table-cell office:value-type="float" office:value="-74.521" calcext:value-type="float">
            <text:p>-74.52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US</text:p>
          </table:table-cell>
          <table:table-cell office:value-type="float" office:value="44.572" calcext:value-type="float">
            <text:p>44.572</text:p>
          </table:table-cell>
          <table:table-cell office:value-type="float" office:value="-122.0709" calcext:value-type="float">
            <text:p>-122.0709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US</text:p>
          </table:table-cell>
          <table:table-cell office:value-type="float" office:value="31.0545" calcext:value-type="float">
            <text:p>31.0545</text:p>
          </table:table-cell>
          <table:table-cell office:value-type="float" office:value="-97.5635" calcext:value-type="float">
            <text:p>-97.5635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US</text:p>
          </table:table-cell>
          <table:table-cell office:value-type="float" office:value="40.3495" calcext:value-type="float">
            <text:p>40.3495</text:p>
          </table:table-cell>
          <table:table-cell office:value-type="float" office:value="-88.9861" calcext:value-type="float">
            <text:p>-88.986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US</text:p>
          </table:table-cell>
          <table:table-cell office:value-type="float" office:value="40.5908" calcext:value-type="float">
            <text:p>40.5908</text:p>
          </table:table-cell>
          <table:table-cell office:value-type="float" office:value="-77.2098" calcext:value-type="float">
            <text:p>-77.2098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US</text:p>
          </table:table-cell>
          <table:table-cell office:value-type="float" office:value="42.0115" calcext:value-type="float">
            <text:p>42.0115</text:p>
          </table:table-cell>
          <table:table-cell office:value-type="float" office:value="-93.2105" calcext:value-type="float">
            <text:p>-93.2105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US</text:p>
          </table:table-cell>
          <table:table-cell office:value-type="float" office:value="39.0639" calcext:value-type="float">
            <text:p>39.0639</text:p>
          </table:table-cell>
          <table:table-cell office:value-type="float" office:value="-76.8021" calcext:value-type="float">
            <text:p>-76.802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US</text:p>
          </table:table-cell>
          <table:table-cell office:value-type="float" office:value="35.6301" calcext:value-type="float">
            <text:p>35.6301</text:p>
          </table:table-cell>
          <table:table-cell office:value-type="float" office:value="-79.8064" calcext:value-type="float">
            <text:p>-79.8064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US</text:p>
          </table:table-cell>
          <table:table-cell office:value-type="float" office:value="33.8569" calcext:value-type="float">
            <text:p>33.8569</text:p>
          </table:table-cell>
          <table:table-cell office:value-type="float" office:value="-80.945" calcext:value-type="float">
            <text:p>-80.945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US</text:p>
          </table:table-cell>
          <table:table-cell office:value-type="float" office:value="35.7478" calcext:value-type="float">
            <text:p>35.7478</text:p>
          </table:table-cell>
          <table:table-cell office:value-type="float" office:value="-86.6923" calcext:value-type="float">
            <text:p>-86.6923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US</text:p>
          </table:table-cell>
          <table:table-cell office:value-type="float" office:value="37.7693" calcext:value-type="float">
            <text:p>37.7693</text:p>
          </table:table-cell>
          <table:table-cell office:value-type="float" office:value="-78.17" calcext:value-type="float">
            <text:p>-78.17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US</text:p>
          </table:table-cell>
          <table:table-cell office:value-type="float" office:value="33.7298" calcext:value-type="float">
            <text:p>33.7298</text:p>
          </table:table-cell>
          <table:table-cell office:value-type="float" office:value="-111.4312" calcext:value-type="float">
            <text:p>-111.4312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8494" calcext:value-type="float">
            <text:p>39.8494</text:p>
          </table:table-cell>
          <table:table-cell office:value-type="float" office:value="-86.2583" calcext:value-type="float">
            <text:p>-86.2583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US</text:p>
          </table:table-cell>
          <table:table-cell office:value-type="float" office:value="37.6681" calcext:value-type="float">
            <text:p>37.6681</text:p>
          </table:table-cell>
          <table:table-cell office:value-type="float" office:value="-84.6701" calcext:value-type="float">
            <text:p>-84.670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US</text:p>
          </table:table-cell>
          <table:table-cell office:value-type="float" office:value="38.8974" calcext:value-type="float">
            <text:p>38.8974</text:p>
          </table:table-cell>
          <table:table-cell office:value-type="float" office:value="-77.0268" calcext:value-type="float">
            <text:p>-77.0268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US</text:p>
          </table:table-cell>
          <table:table-cell office:value-type="float" office:value="38.3135" calcext:value-type="float">
            <text:p>38.3135</text:p>
          </table:table-cell>
          <table:table-cell office:value-type="float" office:value="-117.0554" calcext:value-type="float">
            <text:p>-117.0554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US</text:p>
          </table:table-cell>
          <table:table-cell office:value-type="float" office:value="43.4525" calcext:value-type="float">
            <text:p>43.4525</text:p>
          </table:table-cell>
          <table:table-cell office:value-type="float" office:value="-71.5639" calcext:value-type="float">
            <text:p>-71.5639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US</text:p>
          </table:table-cell>
          <table:table-cell office:value-type="float" office:value="45.6945" calcext:value-type="float">
            <text:p>45.6945</text:p>
          </table:table-cell>
          <table:table-cell office:value-type="float" office:value="-93.9002" calcext:value-type="float">
            <text:p>-93.9002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US</text:p>
          </table:table-cell>
          <table:table-cell office:value-type="float" office:value="41.1254" calcext:value-type="float">
            <text:p>41.1254</text:p>
          </table:table-cell>
          <table:table-cell office:value-type="float" office:value="-98.2681" calcext:value-type="float">
            <text:p>-98.268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US</text:p>
          </table:table-cell>
          <table:table-cell office:value-type="float" office:value="40.3888" calcext:value-type="float">
            <text:p>40.3888</text:p>
          </table:table-cell>
          <table:table-cell office:value-type="float" office:value="-82.7649" calcext:value-type="float">
            <text:p>-82.7649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US</text:p>
          </table:table-cell>
          <table:table-cell office:value-type="float" office:value="41.6809" calcext:value-type="float">
            <text:p>41.6809</text:p>
          </table:table-cell>
          <table:table-cell office:value-type="float" office:value="-71.5118" calcext:value-type="float">
            <text:p>-71.5118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US</text:p>
          </table:table-cell>
          <table:table-cell office:value-type="float" office:value="44.2685" calcext:value-type="float">
            <text:p>44.2685</text:p>
          </table:table-cell>
          <table:table-cell office:value-type="float" office:value="-89.6165" calcext:value-type="float">
            <text:p>-89.6165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US</text:p>
          </table:table-cell>
          <table:table-cell office:value-type="float" office:value="41.5978" calcext:value-type="float">
            <text:p>41.5978</text:p>
          </table:table-cell>
          <table:table-cell office:value-type="float" office:value="-72.7554" calcext:value-type="float">
            <text:p>-72.7554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US</text:p>
          </table:table-cell>
          <table:table-cell office:value-type="float" office:value="21.0943" calcext:value-type="float">
            <text:p>21.0943</text:p>
          </table:table-cell>
          <table:table-cell office:value-type="float" office:value="-157.4983" calcext:value-type="float">
            <text:p>-157.4983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US</text:p>
          </table:table-cell>
          <table:table-cell office:value-type="float" office:value="35.5653" calcext:value-type="float">
            <text:p>35.5653</text:p>
          </table:table-cell>
          <table:table-cell office:value-type="float" office:value="-96.9289" calcext:value-type="float">
            <text:p>-96.9289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US</text:p>
          </table:table-cell>
          <table:table-cell office:value-type="float" office:value="40.15" calcext:value-type="float">
            <text:p>40.15</text:p>
          </table:table-cell>
          <table:table-cell office:value-type="float" office:value="-111.8624" calcext:value-type="float">
            <text:p>-111.8624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US</text:p>
          </table:table-cell>
          <table:table-cell office:value-type="float" office:value="38.5266" calcext:value-type="float">
            <text:p>38.5266</text:p>
          </table:table-cell>
          <table:table-cell office:value-type="float" office:value="-96.7265" calcext:value-type="float">
            <text:p>-96.7265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US</text:p>
          </table:table-cell>
          <table:table-cell office:value-type="float" office:value="31.1695" calcext:value-type="float">
            <text:p>31.1695</text:p>
          </table:table-cell>
          <table:table-cell office:value-type="float" office:value="-91.8678" calcext:value-type="float">
            <text:p>-91.8678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US</text:p>
          </table:table-cell>
          <table:table-cell office:value-type="float" office:value="38.4561" calcext:value-type="float">
            <text:p>38.4561</text:p>
          </table:table-cell>
          <table:table-cell office:value-type="float" office:value="-92.2884" calcext:value-type="float">
            <text:p>-92.2884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US</text:p>
          </table:table-cell>
          <table:table-cell office:value-type="float" office:value="44.0459" calcext:value-type="float">
            <text:p>44.0459</text:p>
          </table:table-cell>
          <table:table-cell office:value-type="float" office:value="-72.7107" calcext:value-type="float">
            <text:p>-72.7107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US</text:p>
          </table:table-cell>
          <table:table-cell office:value-type="float" office:value="61.3707" calcext:value-type="float">
            <text:p>61.3707</text:p>
          </table:table-cell>
          <table:table-cell office:value-type="float" office:value="-152.4044" calcext:value-type="float">
            <text:p>-152.4044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US</text:p>
          </table:table-cell>
          <table:table-cell office:value-type="float" office:value="34.9697" calcext:value-type="float">
            <text:p>34.9697</text:p>
          </table:table-cell>
          <table:table-cell office:value-type="float" office:value="-92.3731" calcext:value-type="float">
            <text:p>-92.373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US</text:p>
          </table:table-cell>
          <table:table-cell office:value-type="float" office:value="39.3185" calcext:value-type="float">
            <text:p>39.3185</text:p>
          </table:table-cell>
          <table:table-cell office:value-type="float" office:value="-75.5071" calcext:value-type="float">
            <text:p>-75.507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US</text:p>
          </table:table-cell>
          <table:table-cell office:value-type="float" office:value="44.2405" calcext:value-type="float">
            <text:p>44.2405</text:p>
          </table:table-cell>
          <table:table-cell office:value-type="float" office:value="-114.4788" calcext:value-type="float">
            <text:p>-114.4788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US</text:p>
          </table:table-cell>
          <table:table-cell office:value-type="float" office:value="44.6939" calcext:value-type="float">
            <text:p>44.6939</text:p>
          </table:table-cell>
          <table:table-cell office:value-type="float" office:value="-69.3819" calcext:value-type="float">
            <text:p>-69.3819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US</text:p>
          </table:table-cell>
          <table:table-cell office:value-type="float" office:value="43.3266" calcext:value-type="float">
            <text:p>43.3266</text:p>
          </table:table-cell>
          <table:table-cell office:value-type="float" office:value="-84.5361" calcext:value-type="float">
            <text:p>-84.536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US</text:p>
          </table:table-cell>
          <table:table-cell office:value-type="float" office:value="32.7416" calcext:value-type="float">
            <text:p>32.7416</text:p>
          </table:table-cell>
          <table:table-cell office:value-type="float" office:value="-89.6787" calcext:value-type="float">
            <text:p>-89.6787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US</text:p>
          </table:table-cell>
          <table:table-cell office:value-type="float" office:value="46.9219" calcext:value-type="float">
            <text:p>46.9219</text:p>
          </table:table-cell>
          <table:table-cell office:value-type="float" office:value="-110.4544" calcext:value-type="float">
            <text:p>-110.4544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US</text:p>
          </table:table-cell>
          <table:table-cell office:value-type="float" office:value="34.8405" calcext:value-type="float">
            <text:p>34.8405</text:p>
          </table:table-cell>
          <table:table-cell office:value-type="float" office:value="-106.2485" calcext:value-type="float">
            <text:p>-106.2485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US</text:p>
          </table:table-cell>
          <table:table-cell office:value-type="float" office:value="47.5289" calcext:value-type="float">
            <text:p>47.5289</text:p>
          </table:table-cell>
          <table:table-cell office:value-type="float" office:value="-99.784" calcext:value-type="float">
            <text:p>-99.784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US</text:p>
          </table:table-cell>
          <table:table-cell office:value-type="float" office:value="44.2998" calcext:value-type="float">
            <text:p>44.2998</text:p>
          </table:table-cell>
          <table:table-cell office:value-type="float" office:value="-99.4388" calcext:value-type="float">
            <text:p>-99.4388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US</text:p>
          </table:table-cell>
          <table:table-cell office:value-type="float" office:value="38.4912" calcext:value-type="float">
            <text:p>38.4912</text:p>
          </table:table-cell>
          <table:table-cell office:value-type="float" office:value="-80.9545" calcext:value-type="float">
            <text:p>-80.9545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US</text:p>
          </table:table-cell>
          <table:table-cell office:value-type="float" office:value="42.756" calcext:value-type="float">
            <text:p>42.756</text:p>
          </table:table-cell>
          <table:table-cell office:value-type="float" office:value="-107.3025" calcext:value-type="float">
            <text:p>-107.3025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tsap, WA</text:p>
          </table:table-cell>
          <table:table-cell office:value-type="string" calcext:value-type="string">
            <text:p>US</text:p>
          </table:table-cell>
          <table:table-cell office:value-type="float" office:value="47.6477" calcext:value-type="float">
            <text:p>47.6477</text:p>
          </table:table-cell>
          <table:table-cell office:value-type="float" office:value="-122.6413" calcext:value-type="float">
            <text:p>-122.6413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ano, CA</text:p>
          </table:table-cell>
          <table:table-cell office:value-type="string" calcext:value-type="string">
            <text:p>US</text:p>
          </table:table-cell>
          <table:table-cell office:value-type="float" office:value="38.3105" calcext:value-type="float">
            <text:p>38.3105</text:p>
          </table:table-cell>
          <table:table-cell office:value-type="float" office:value="-121.9018" calcext:value-type="float">
            <text:p>-121.9018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 Cruz, CA</text:p>
          </table:table-cell>
          <table:table-cell office:value-type="string" calcext:value-type="string">
            <text:p>US</text:p>
          </table:table-cell>
          <table:table-cell office:value-type="float" office:value="37.0454" calcext:value-type="float">
            <text:p>37.0454</text:p>
          </table:table-cell>
          <table:table-cell office:value-type="float" office:value="-121.958" calcext:value-type="float">
            <text:p>-121.958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a, CA</text:p>
          </table:table-cell>
          <table:table-cell office:value-type="string" calcext:value-type="string">
            <text:p>US</text:p>
          </table:table-cell>
          <table:table-cell office:value-type="float" office:value="38.5025" calcext:value-type="float">
            <text:p>38.5025</text:p>
          </table:table-cell>
          <table:table-cell office:value-type="float" office:value="-122.2654" calcext:value-type="float">
            <text:p>-122.2654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tura, CA</text:p>
          </table:table-cell>
          <table:table-cell office:value-type="string" calcext:value-type="string">
            <text:p>US</text:p>
          </table:table-cell>
          <table:table-cell office:value-type="float" office:value="34.3705" calcext:value-type="float">
            <text:p>34.3705</text:p>
          </table:table-cell>
          <table:table-cell office:value-type="float" office:value="-119.1391" calcext:value-type="float">
            <text:p>-119.139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cester, MA</text:p>
          </table:table-cell>
          <table:table-cell office:value-type="string" calcext:value-type="string">
            <text:p>US</text:p>
          </table:table-cell>
          <table:table-cell office:value-type="float" office:value="42.4097" calcext:value-type="float">
            <text:p>42.4097</text:p>
          </table:table-cell>
          <table:table-cell office:value-type="float" office:value="-71.8571" calcext:value-type="float">
            <text:p>-71.857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winnett, GA</text:p>
          </table:table-cell>
          <table:table-cell office:value-type="string" calcext:value-type="string">
            <text:p>US</text:p>
          </table:table-cell>
          <table:table-cell office:value-type="float" office:value="33.9191" calcext:value-type="float">
            <text:p>33.9191</text:p>
          </table:table-cell>
          <table:table-cell office:value-type="float" office:value="-84.0167" calcext:value-type="float">
            <text:p>-84.0167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Kalb, GA</text:p>
          </table:table-cell>
          <table:table-cell office:value-type="string" calcext:value-type="string">
            <text:p>US</text:p>
          </table:table-cell>
          <table:table-cell office:value-type="float" office:value="33.7956" calcext:value-type="float">
            <text:p>33.7956</text:p>
          </table:table-cell>
          <table:table-cell office:value-type="float" office:value="-84.2279" calcext:value-type="float">
            <text:p>-84.2279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yd, GA</text:p>
          </table:table-cell>
          <table:table-cell office:value-type="string" calcext:value-type="string">
            <text:p>US</text:p>
          </table:table-cell>
          <table:table-cell office:value-type="float" office:value="37.5455" calcext:value-type="float">
            <text:p>37.5455</text:p>
          </table:table-cell>
          <table:table-cell office:value-type="float" office:value="-82.7779" calcext:value-type="float">
            <text:p>-82.7779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yette, GA</text:p>
          </table:table-cell>
          <table:table-cell office:value-type="string" calcext:value-type="string">
            <text:p>US</text:p>
          </table:table-cell>
          <table:table-cell office:value-type="float" office:value="33.4502" calcext:value-type="float">
            <text:p>33.4502</text:p>
          </table:table-cell>
          <table:table-cell office:value-type="float" office:value="-84.4803" calcext:value-type="float">
            <text:p>-84.4803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gg, TX</text:p>
          </table:table-cell>
          <table:table-cell office:value-type="string" calcext:value-type="string">
            <text:p>US</text:p>
          </table:table-cell>
          <table:table-cell office:value-type="float" office:value="32.4893" calcext:value-type="float">
            <text:p>32.4893</text:p>
          </table:table-cell>
          <table:table-cell office:value-type="float" office:value="-94.8521" calcext:value-type="float">
            <text:p>-94.852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mouth, NJ</text:p>
          </table:table-cell>
          <table:table-cell office:value-type="string" calcext:value-type="string">
            <text:p>US</text:p>
          </table:table-cell>
          <table:table-cell office:value-type="float" office:value="40.2589" calcext:value-type="float">
            <text:p>40.2589</text:p>
          </table:table-cell>
          <table:table-cell office:value-type="float" office:value="-74.124" calcext:value-type="float">
            <text:p>-74.124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lington, NJ</text:p>
          </table:table-cell>
          <table:table-cell office:value-type="string" calcext:value-type="string">
            <text:p>US</text:p>
          </table:table-cell>
          <table:table-cell office:value-type="float" office:value="40.0712" calcext:value-type="float">
            <text:p>40.0712</text:p>
          </table:table-cell>
          <table:table-cell office:value-type="float" office:value="-74.8649" calcext:value-type="float">
            <text:p>-74.8649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den, NJ</text:p>
          </table:table-cell>
          <table:table-cell office:value-type="string" calcext:value-type="string">
            <text:p>US</text:p>
          </table:table-cell>
          <table:table-cell office:value-type="float" office:value="39.9259" calcext:value-type="float">
            <text:p>39.9259</text:p>
          </table:table-cell>
          <table:table-cell office:value-type="float" office:value="-75.1196" calcext:value-type="float">
            <text:p>-75.1196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aic, NJ</text:p>
          </table:table-cell>
          <table:table-cell office:value-type="string" calcext:value-type="string">
            <text:p>US</text:p>
          </table:table-cell>
          <table:table-cell office:value-type="float" office:value="40.8568" calcext:value-type="float">
            <text:p>40.8568</text:p>
          </table:table-cell>
          <table:table-cell office:value-type="float" office:value="-74.1285" calcext:value-type="float">
            <text:p>-74.1285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on, NJ</text:p>
          </table:table-cell>
          <table:table-cell office:value-type="string" calcext:value-type="string">
            <text:p>US</text:p>
          </table:table-cell>
          <table:table-cell office:value-type="float" office:value="40.6976" calcext:value-type="float">
            <text:p>40.6976</text:p>
          </table:table-cell>
          <table:table-cell office:value-type="float" office:value="-74.2632" calcext:value-type="float">
            <text:p>-74.2632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, CO</text:p>
          </table:table-cell>
          <table:table-cell office:value-type="string" calcext:value-type="string">
            <text:p>US</text:p>
          </table:table-cell>
          <table:table-cell office:value-type="float" office:value="39.6553" calcext:value-type="float">
            <text:p>39.6553</text:p>
          </table:table-cell>
          <table:table-cell office:value-type="float" office:value="-106.8287" calcext:value-type="float">
            <text:p>-106.8287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imer, CO</text:p>
          </table:table-cell>
          <table:table-cell office:value-type="string" calcext:value-type="string">
            <text:p>US</text:p>
          </table:table-cell>
          <table:table-cell office:value-type="float" office:value="40.6956" calcext:value-type="float">
            <text:p>40.6956</text:p>
          </table:table-cell>
          <table:table-cell office:value-type="float" office:value="-105.5943" calcext:value-type="float">
            <text:p>-105.5943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, CO</text:p>
          </table:table-cell>
          <table:table-cell office:value-type="string" calcext:value-type="string">
            <text:p>US</text:p>
          </table:table-cell>
          <table:table-cell office:value-type="float" office:value="39.6203" calcext:value-type="float">
            <text:p>39.6203</text:p>
          </table:table-cell>
          <table:table-cell office:value-type="float" office:value="-104.3326" calcext:value-type="float">
            <text:p>-104.3326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nison, CO</text:p>
          </table:table-cell>
          <table:table-cell office:value-type="string" calcext:value-type="string">
            <text:p>US</text:p>
          </table:table-cell>
          <table:table-cell office:value-type="float" office:value="38.5458" calcext:value-type="float">
            <text:p>38.5458</text:p>
          </table:table-cell>
          <table:table-cell office:value-type="float" office:value="-106.9253" calcext:value-type="float">
            <text:p>-106.9253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e, IL</text:p>
          </table:table-cell>
          <table:table-cell office:value-type="string" calcext:value-type="string">
            <text:p>US</text:p>
          </table:table-cell>
          <table:table-cell office:value-type="float" office:value="41.9879" calcext:value-type="float">
            <text:p>41.9879</text:p>
          </table:table-cell>
          <table:table-cell office:value-type="float" office:value="-88.4016" calcext:value-type="float">
            <text:p>-88.4016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roe, PA</text:p>
          </table:table-cell>
          <table:table-cell office:value-type="string" calcext:value-type="string">
            <text:p>US</text:p>
          </table:table-cell>
          <table:table-cell office:value-type="float" office:value="41.0458" calcext:value-type="float">
            <text:p>41.0458</text:p>
          </table:table-cell>
          <table:table-cell office:value-type="float" office:value="-75.2479" calcext:value-type="float">
            <text:p>-75.2479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adelphia, PA</text:p>
          </table:table-cell>
          <table:table-cell office:value-type="string" calcext:value-type="string">
            <text:p>US</text:p>
          </table:table-cell>
          <table:table-cell office:value-type="float" office:value="39.9526" calcext:value-type="float">
            <text:p>39.9526</text:p>
          </table:table-cell>
          <table:table-cell office:value-type="float" office:value="-75.1652" calcext:value-type="float">
            <text:p>-75.1652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folk, VA</text:p>
          </table:table-cell>
          <table:table-cell office:value-type="string" calcext:value-type="string">
            <text:p>US</text:p>
          </table:table-cell>
          <table:table-cell office:value-type="float" office:value="36.8508" calcext:value-type="float">
            <text:p>36.8508</text:p>
          </table:table-cell>
          <table:table-cell office:value-type="float" office:value="-76.2859" calcext:value-type="float">
            <text:p>-76.2859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lington, VA</text:p>
          </table:table-cell>
          <table:table-cell office:value-type="string" calcext:value-type="string">
            <text:p>US</text:p>
          </table:table-cell>
          <table:table-cell office:value-type="float" office:value="38.8816" calcext:value-type="float">
            <text:p>38.8816</text:p>
          </table:table-cell>
          <table:table-cell office:value-type="float" office:value="-77.091" calcext:value-type="float">
            <text:p>-77.09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tsylvania, VA</text:p>
          </table:table-cell>
          <table:table-cell office:value-type="string" calcext:value-type="string">
            <text:p>US</text:p>
          </table:table-cell>
          <table:table-cell office:value-type="float" office:value="38.2042" calcext:value-type="float">
            <text:p>38.2042</text:p>
          </table:table-cell>
          <table:table-cell office:value-type="float" office:value="-77.6078" calcext:value-type="float">
            <text:p>-77.6078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doun, VA</text:p>
          </table:table-cell>
          <table:table-cell office:value-type="string" calcext:value-type="string">
            <text:p>US</text:p>
          </table:table-cell>
          <table:table-cell office:value-type="float" office:value="39.0768" calcext:value-type="float">
            <text:p>39.0768</text:p>
          </table:table-cell>
          <table:table-cell office:value-type="float" office:value="-77.6536" calcext:value-type="float">
            <text:p>-77.6536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ce George's, MD</text:p>
          </table:table-cell>
          <table:table-cell office:value-type="string" calcext:value-type="string">
            <text:p>US</text:p>
          </table:table-cell>
          <table:table-cell office:value-type="float" office:value="38.7849" calcext:value-type="float">
            <text:p>38.7849</text:p>
          </table:table-cell>
          <table:table-cell office:value-type="float" office:value="-76.8721" calcext:value-type="float">
            <text:p>-76.872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tawattamie, IA</text:p>
          </table:table-cell>
          <table:table-cell office:value-type="string" calcext:value-type="string">
            <text:p>US</text:p>
          </table:table-cell>
          <table:table-cell office:value-type="float" office:value="41.3912" calcext:value-type="float">
            <text:p>41.3912</text:p>
          </table:table-cell>
          <table:table-cell office:value-type="float" office:value="-95.4778" calcext:value-type="float">
            <text:p>-95.4778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den, NC</text:p>
          </table:table-cell>
          <table:table-cell office:value-type="string" calcext:value-type="string">
            <text:p>US</text:p>
          </table:table-cell>
          <table:table-cell office:value-type="float" office:value="34.2465" calcext:value-type="float">
            <text:p>34.2465</text:p>
          </table:table-cell>
          <table:table-cell office:value-type="float" office:value="-80.607" calcext:value-type="float">
            <text:p>-80.607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a, AZ</text:p>
          </table:table-cell>
          <table:table-cell office:value-type="string" calcext:value-type="string">
            <text:p>US</text:p>
          </table:table-cell>
          <table:table-cell office:value-type="float" office:value="32.0575" calcext:value-type="float">
            <text:p>32.0575</text:p>
          </table:table-cell>
          <table:table-cell office:value-type="float" office:value="-111.6661" calcext:value-type="float">
            <text:p>-111.666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ble, IN</text:p>
          </table:table-cell>
          <table:table-cell office:value-type="string" calcext:value-type="string">
            <text:p>US</text:p>
          </table:table-cell>
          <table:table-cell office:value-type="float" office:value="41.4277" calcext:value-type="float">
            <text:p>41.4277</text:p>
          </table:table-cell>
          <table:table-cell office:value-type="float" office:value="-85.355" calcext:value-type="float">
            <text:p>-85.355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, IN</text:p>
          </table:table-cell>
          <table:table-cell office:value-type="string" calcext:value-type="string">
            <text:p>US</text:p>
          </table:table-cell>
          <table:table-cell office:value-type="float" office:value="39.8522" calcext:value-type="float">
            <text:p>39.8522</text:p>
          </table:table-cell>
          <table:table-cell office:value-type="float" office:value="-77.2865" calcext:value-type="float">
            <text:p>-77.2865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ne, IN</text:p>
          </table:table-cell>
          <table:table-cell office:value-type="string" calcext:value-type="string">
            <text:p>US</text:p>
          </table:table-cell>
          <table:table-cell office:value-type="float" office:value="40.0106" calcext:value-type="float">
            <text:p>40.0106</text:p>
          </table:table-cell>
          <table:table-cell office:value-type="float" office:value="-86.4997" calcext:value-type="float">
            <text:p>-86.4997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e, WI</text:p>
          </table:table-cell>
          <table:table-cell office:value-type="string" calcext:value-type="string">
            <text:p>US</text:p>
          </table:table-cell>
          <table:table-cell office:value-type="float" office:value="43.0186" calcext:value-type="float">
            <text:p>43.0186</text:p>
          </table:table-cell>
          <table:table-cell office:value-type="float" office:value="-89.5498" calcext:value-type="float">
            <text:p>-89.5498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rce, WI</text:p>
          </table:table-cell>
          <table:table-cell office:value-type="string" calcext:value-type="string">
            <text:p>US</text:p>
          </table:table-cell>
          <table:table-cell office:value-type="float" office:value="44.7509" calcext:value-type="float">
            <text:p>44.7509</text:p>
          </table:table-cell>
          <table:table-cell office:value-type="float" office:value="-92.3814" calcext:value-type="float">
            <text:p>-92.3814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yahoga, OH</text:p>
          </table:table-cell>
          <table:table-cell office:value-type="string" calcext:value-type="string">
            <text:p>US</text:p>
          </table:table-cell>
          <table:table-cell office:value-type="float" office:value="41.4339" calcext:value-type="float">
            <text:p>41.4339</text:p>
          </table:table-cell>
          <table:table-cell office:value-type="float" office:value="-81.6758" calcext:value-type="float">
            <text:p>-81.6758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er, UT</text:p>
          </table:table-cell>
          <table:table-cell office:value-type="string" calcext:value-type="string">
            <text:p>US</text:p>
          </table:table-cell>
          <table:table-cell office:value-type="float" office:value="41.2603" calcext:value-type="float">
            <text:p>41.2603</text:p>
          </table:table-cell>
          <table:table-cell office:value-type="float" office:value="-111.9522" calcext:value-type="float">
            <text:p>-111.9522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nington County, VT</text:p>
          </table:table-cell>
          <table:table-cell office:value-type="string" calcext:value-type="string">
            <text:p>US</text:p>
          </table:table-cell>
          <table:table-cell office:value-type="float" office:value="43.0279" calcext:value-type="float">
            <text:p>43.0279</text:p>
          </table:table-cell>
          <table:table-cell office:value-type="float" office:value="-73.135" calcext:value-type="float">
            <text:p>-73.135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ver County, MN</text:p>
          </table:table-cell>
          <table:table-cell office:value-type="string" calcext:value-type="string">
            <text:p>US</text:p>
          </table:table-cell>
          <table:table-cell office:value-type="float" office:value="44.8254" calcext:value-type="float">
            <text:p>44.8254</text:p>
          </table:table-cell>
          <table:table-cell office:value-type="float" office:value="-93.7842" calcext:value-type="float">
            <text:p>-93.7842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lotte County, FL</text:p>
          </table:table-cell>
          <table:table-cell office:value-type="string" calcext:value-type="string">
            <text:p>US</text:p>
          </table:table-cell>
          <table:table-cell office:value-type="float" office:value="26.8946" calcext:value-type="float">
            <text:p>26.8946</text:p>
          </table:table-cell>
          <table:table-cell office:value-type="float" office:value="-81.9098" calcext:value-type="float">
            <text:p>-81.9098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rokee County, GA</text:p>
          </table:table-cell>
          <table:table-cell office:value-type="string" calcext:value-type="string">
            <text:p>US</text:p>
          </table:table-cell>
          <table:table-cell office:value-type="float" office:value="34.2515" calcext:value-type="float">
            <text:p>34.2515</text:p>
          </table:table-cell>
          <table:table-cell office:value-type="float" office:value="-84.4803" calcext:value-type="float">
            <text:p>-84.4803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in County, TX</text:p>
          </table:table-cell>
          <table:table-cell office:value-type="string" calcext:value-type="string">
            <text:p>US</text:p>
          </table:table-cell>
          <table:table-cell office:value-type="float" office:value="33.1795" calcext:value-type="float">
            <text:p>33.1795</text:p>
          </table:table-cell>
          <table:table-cell office:value-type="float" office:value="-96.493" calcext:value-type="float">
            <text:p>-96.493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, KY</text:p>
          </table:table-cell>
          <table:table-cell office:value-type="string" calcext:value-type="string">
            <text:p>US</text:p>
          </table:table-cell>
          <table:table-cell office:value-type="float" office:value="38.1938" calcext:value-type="float">
            <text:p>38.1938</text:p>
          </table:table-cell>
          <table:table-cell office:value-type="float" office:value="-85.6435" calcext:value-type="float">
            <text:p>-85.6435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Parish, LA</text:p>
          </table:table-cell>
          <table:table-cell office:value-type="string" calcext:value-type="string">
            <text:p>US</text:p>
          </table:table-cell>
          <table:table-cell office:value-type="float" office:value="29.6499" calcext:value-type="float">
            <text:p>29.6499</text:p>
          </table:table-cell>
          <table:table-cell office:value-type="float" office:value="-90.1121" calcext:value-type="float">
            <text:p>-90.112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sta County, CA</text:p>
          </table:table-cell>
          <table:table-cell office:value-type="string" calcext:value-type="string">
            <text:p>US</text:p>
          </table:table-cell>
          <table:table-cell office:value-type="float" office:value="40.7909" calcext:value-type="float">
            <text:p>40.7909</text:p>
          </table:table-cell>
          <table:table-cell office:value-type="float" office:value="-121.8474" calcext:value-type="float">
            <text:p>-121.8474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rtanburg County, SC</text:p>
          </table:table-cell>
          <table:table-cell office:value-type="string" calcext:value-type="string">
            <text:p>US</text:p>
          </table:table-cell>
          <table:table-cell office:value-type="float" office:value="34.8606" calcext:value-type="float">
            <text:p>34.8606</text:p>
          </table:table-cell>
          <table:table-cell office:value-type="float" office:value="-81.9535" calcext:value-type="float">
            <text:p>-81.9535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on County, KY</text:p>
          </table:table-cell>
          <table:table-cell office:value-type="string" calcext:value-type="string">
            <text:p>US</text:p>
          </table:table-cell>
          <table:table-cell office:value-type="float" office:value="38.4333" calcext:value-type="float">
            <text:p>38.4333</text:p>
          </table:table-cell>
          <table:table-cell office:value-type="float" office:value="-84.3542" calcext:value-type="float">
            <text:p>-84.3542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son County, IA</text:p>
          </table:table-cell>
          <table:table-cell office:value-type="string" calcext:value-type="string">
            <text:p>US</text:p>
          </table:table-cell>
          <table:table-cell office:value-type="float" office:value="41.6699" calcext:value-type="float">
            <text:p>41.6699</text:p>
          </table:table-cell>
          <table:table-cell office:value-type="float" office:value="-91.5984" calcext:value-type="float">
            <text:p>-91.5984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kshire County, MA</text:p>
          </table:table-cell>
          <table:table-cell office:value-type="string" calcext:value-type="string">
            <text:p>US</text:p>
          </table:table-cell>
          <table:table-cell office:value-type="float" office:value="42.3118" calcext:value-type="float">
            <text:p>42.3118</text:p>
          </table:table-cell>
          <table:table-cell office:value-type="float" office:value="-73.1822" calcext:value-type="float">
            <text:p>-73.1822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son County, TN</text:p>
          </table:table-cell>
          <table:table-cell office:value-type="string" calcext:value-type="string">
            <text:p>US</text:p>
          </table:table-cell>
          <table:table-cell office:value-type="float" office:value="36.1343" calcext:value-type="float">
            <text:p>36.1343</text:p>
          </table:table-cell>
          <table:table-cell office:value-type="float" office:value="-86.822" calcext:value-type="float">
            <text:p>-86.822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glas County, OR</text:p>
          </table:table-cell>
          <table:table-cell office:value-type="string" calcext:value-type="string">
            <text:p>US</text:p>
          </table:table-cell>
          <table:table-cell office:value-type="float" office:value="43.1261" calcext:value-type="float">
            <text:p>43.1261</text:p>
          </table:table-cell>
          <table:table-cell office:value-type="float" office:value="-123.2492" calcext:value-type="float">
            <text:p>-123.2492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sno County, CA</text:p>
          </table:table-cell>
          <table:table-cell office:value-type="string" calcext:value-type="string">
            <text:p>US</text:p>
          </table:table-cell>
          <table:table-cell office:value-type="float" office:value="36.9859" calcext:value-type="float">
            <text:p>36.9859</text:p>
          </table:table-cell>
          <table:table-cell office:value-type="float" office:value="-119.2321" calcext:value-type="float">
            <text:p>-119.232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ford County, MD</text:p>
          </table:table-cell>
          <table:table-cell office:value-type="string" calcext:value-type="string">
            <text:p>US</text:p>
          </table:table-cell>
          <table:table-cell office:value-type="float" office:value="39.5839" calcext:value-type="float">
            <text:p>39.5839</text:p>
          </table:table-cell>
          <table:table-cell office:value-type="float" office:value="-76.3637" calcext:value-type="float">
            <text:p>-76.3637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ndricks County, IN</text:p>
          </table:table-cell>
          <table:table-cell office:value-type="string" calcext:value-type="string">
            <text:p>US</text:p>
          </table:table-cell>
          <table:table-cell office:value-type="float" office:value="39.8065" calcext:value-type="float">
            <text:p>39.8065</text:p>
          </table:table-cell>
          <table:table-cell office:value-type="float" office:value="-86.5401" calcext:value-type="float">
            <text:p>-86.540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dson County, NJ</text:p>
          </table:table-cell>
          <table:table-cell office:value-type="string" calcext:value-type="string">
            <text:p>US</text:p>
          </table:table-cell>
          <table:table-cell office:value-type="float" office:value="40.7453" calcext:value-type="float">
            <text:p>40.7453</text:p>
          </table:table-cell>
          <table:table-cell office:value-type="float" office:value="-74.0535" calcext:value-type="float">
            <text:p>-74.0535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son County, KS</text:p>
          </table:table-cell>
          <table:table-cell office:value-type="string" calcext:value-type="string">
            <text:p>US</text:p>
          </table:table-cell>
          <table:table-cell office:value-type="float" office:value="38.8454" calcext:value-type="float">
            <text:p>38.8454</text:p>
          </table:table-cell>
          <table:table-cell office:value-type="float" office:value="-94.8521" calcext:value-type="float">
            <text:p>-94.852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ttitas County, WA</text:p>
          </table:table-cell>
          <table:table-cell office:value-type="string" calcext:value-type="string">
            <text:p>US</text:p>
          </table:table-cell>
          <table:table-cell office:value-type="float" office:value="47.175" calcext:value-type="float">
            <text:p>47.175</text:p>
          </table:table-cell>
          <table:table-cell office:value-type="float" office:value="-120.9319" calcext:value-type="float">
            <text:p>-120.9319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atee County, FL</text:p>
          </table:table-cell>
          <table:table-cell office:value-type="string" calcext:value-type="string">
            <text:p>US</text:p>
          </table:table-cell>
          <table:table-cell office:value-type="float" office:value="27.4799" calcext:value-type="float">
            <text:p>27.4799</text:p>
          </table:table-cell>
          <table:table-cell office:value-type="float" office:value="-82.3452" calcext:value-type="float">
            <text:p>-82.3452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on County, OR</text:p>
          </table:table-cell>
          <table:table-cell office:value-type="string" calcext:value-type="string">
            <text:p>US</text:p>
          </table:table-cell>
          <table:table-cell office:value-type="float" office:value="44.8446" calcext:value-type="float">
            <text:p>44.8446</text:p>
          </table:table-cell>
          <table:table-cell office:value-type="float" office:value="-122.5927" calcext:value-type="float">
            <text:p>-122.5927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aloosa County, FL</text:p>
          </table:table-cell>
          <table:table-cell office:value-type="string" calcext:value-type="string">
            <text:p>US</text:p>
          </table:table-cell>
          <table:table-cell office:value-type="float" office:value="30.5773" calcext:value-type="float">
            <text:p>30.5773</text:p>
          </table:table-cell>
          <table:table-cell office:value-type="float" office:value="-86.6611" calcext:value-type="float">
            <text:p>-86.661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k County, GA</text:p>
          </table:table-cell>
          <table:table-cell office:value-type="string" calcext:value-type="string">
            <text:p>US</text:p>
          </table:table-cell>
          <table:table-cell office:value-type="float" office:value="34.0132" calcext:value-type="float">
            <text:p>34.0132</text:p>
          </table:table-cell>
          <table:table-cell office:value-type="float" office:value="-85.1479" calcext:value-type="float">
            <text:p>-85.1479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verside County, CA</text:p>
          </table:table-cell>
          <table:table-cell office:value-type="string" calcext:value-type="string">
            <text:p>US</text:p>
          </table:table-cell>
          <table:table-cell office:value-type="float" office:value="33.9533" calcext:value-type="float">
            <text:p>33.9533</text:p>
          </table:table-cell>
          <table:table-cell office:value-type="float" office:value="-117.3961" calcext:value-type="float">
            <text:p>-117.396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lby County, TN</text:p>
          </table:table-cell>
          <table:table-cell office:value-type="string" calcext:value-type="string">
            <text:p>US</text:p>
          </table:table-cell>
          <table:table-cell office:value-type="float" office:value="35.1269" calcext:value-type="float">
            <text:p>35.1269</text:p>
          </table:table-cell>
          <table:table-cell office:value-type="float" office:value="-89.9253" calcext:value-type="float">
            <text:p>-89.9253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. Louis County, MO</text:p>
          </table:table-cell>
          <table:table-cell office:value-type="string" calcext:value-type="string">
            <text:p>US</text:p>
          </table:table-cell>
          <table:table-cell office:value-type="float" office:value="38.6103" calcext:value-type="float">
            <text:p>38.6103</text:p>
          </table:table-cell>
          <table:table-cell office:value-type="float" office:value="-90.4125" calcext:value-type="float">
            <text:p>-90.4125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ffolk County, NY</text:p>
          </table:table-cell>
          <table:table-cell office:value-type="string" calcext:value-type="string">
            <text:p>US</text:p>
          </table:table-cell>
          <table:table-cell office:value-type="float" office:value="40.9849" calcext:value-type="float">
            <text:p>40.9849</text:p>
          </table:table-cell>
          <table:table-cell office:value-type="float" office:value="-72.6151" calcext:value-type="float">
            <text:p>-72.615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lster County, NY</text:p>
          </table:table-cell>
          <table:table-cell office:value-type="string" calcext:value-type="string">
            <text:p>US</text:p>
          </table:table-cell>
          <table:table-cell office:value-type="float" office:value="41.8586" calcext:value-type="float">
            <text:p>41.8586</text:p>
          </table:table-cell>
          <table:table-cell office:value-type="float" office:value="-74.3118" calcext:value-type="float">
            <text:p>-74.3118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usia County, FL</text:p>
          </table:table-cell>
          <table:table-cell office:value-type="string" calcext:value-type="string">
            <text:p>US</text:p>
          </table:table-cell>
          <table:table-cell office:value-type="float" office:value="29.028" calcext:value-type="float">
            <text:p>29.028</text:p>
          </table:table-cell>
          <table:table-cell office:value-type="float" office:value="-81.0755" calcext:value-type="float">
            <text:p>-81.0755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irfax County, VA</text:p>
          </table:table-cell>
          <table:table-cell office:value-type="string" calcext:value-type="string">
            <text:p>US</text:p>
          </table:table-cell>
          <table:table-cell office:value-type="float" office:value="38.9085" calcext:value-type="float">
            <text:p>38.9085</text:p>
          </table:table-cell>
          <table:table-cell office:value-type="float" office:value="-77.2405" calcext:value-type="float">
            <text:p>-77.2405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kingham County, NH</text:p>
          </table:table-cell>
          <table:table-cell office:value-type="string" calcext:value-type="string">
            <text:p>US</text:p>
          </table:table-cell>
          <table:table-cell office:value-type="float" office:value="42.9931" calcext:value-type="float">
            <text:p>42.9931</text:p>
          </table:table-cell>
          <table:table-cell office:value-type="float" office:value="-71.0498" calcext:value-type="float">
            <text:p>-71.0498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shington, D.C.</text:p>
          </table:table-cell>
          <table:table-cell office:value-type="string" calcext:value-type="string">
            <text:p>US</text:p>
          </table:table-cell>
          <table:table-cell office:value-type="float" office:value="38.9072" calcext:value-type="float">
            <text:p>38.9072</text:p>
          </table:table-cell>
          <table:table-cell office:value-type="float" office:value="-77.0369" calcext:value-type="float">
            <text:p>-77.0369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gomery County, PA</text:p>
          </table:table-cell>
          <table:table-cell office:value-type="string" calcext:value-type="string">
            <text:p>US</text:p>
          </table:table-cell>
          <table:table-cell office:value-type="float" office:value="40.229" calcext:value-type="float">
            <text:p>40.229</text:p>
          </table:table-cell>
          <table:table-cell office:value-type="float" office:value="-75.3879" calcext:value-type="float">
            <text:p>-75.3879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meda County, CA</text:p>
          </table:table-cell>
          <table:table-cell office:value-type="string" calcext:value-type="string">
            <text:p>US</text:p>
          </table:table-cell>
          <table:table-cell office:value-type="float" office:value="37.6017" calcext:value-type="float">
            <text:p>37.6017</text:p>
          </table:table-cell>
          <table:table-cell office:value-type="float" office:value="-121.7195" calcext:value-type="float">
            <text:p>-121.7195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ard County, FL</text:p>
          </table:table-cell>
          <table:table-cell office:value-type="string" calcext:value-type="string">
            <text:p>US</text:p>
          </table:table-cell>
          <table:table-cell office:value-type="float" office:value="26.1901" calcext:value-type="float">
            <text:p>26.1901</text:p>
          </table:table-cell>
          <table:table-cell office:value-type="float" office:value="-80.3659" calcext:value-type="float">
            <text:p>-80.3659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e County, FL</text:p>
          </table:table-cell>
          <table:table-cell office:value-type="string" calcext:value-type="string">
            <text:p>US</text:p>
          </table:table-cell>
          <table:table-cell office:value-type="float" office:value="26.663" calcext:value-type="float">
            <text:p>26.663</text:p>
          </table:table-cell>
          <table:table-cell office:value-type="float" office:value="-81.9535" calcext:value-type="float">
            <text:p>-81.9535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al County, AZ</text:p>
          </table:table-cell>
          <table:table-cell office:value-type="string" calcext:value-type="string">
            <text:p>US</text:p>
          </table:table-cell>
          <table:table-cell office:value-type="float" office:value="32.8162" calcext:value-type="float">
            <text:p>32.8162</text:p>
          </table:table-cell>
          <table:table-cell office:value-type="float" office:value="-111.2845" calcext:value-type="float">
            <text:p>-111.2845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kland County, NY</text:p>
          </table:table-cell>
          <table:table-cell office:value-type="string" calcext:value-type="string">
            <text:p>US</text:p>
          </table:table-cell>
          <table:table-cell office:value-type="float" office:value="41.1489" calcext:value-type="float">
            <text:p>41.1489</text:p>
          </table:table-cell>
          <table:table-cell office:value-type="float" office:value="-73.983" calcext:value-type="float">
            <text:p>-73.983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atoga County, NY</text:p>
          </table:table-cell>
          <table:table-cell office:value-type="string" calcext:value-type="string">
            <text:p>US</text:p>
          </table:table-cell>
          <table:table-cell office:value-type="float" office:value="43.0324" calcext:value-type="float">
            <text:p>43.0324</text:p>
          </table:table-cell>
          <table:table-cell office:value-type="float" office:value="-73.936" calcext:value-type="float">
            <text:p>-73.936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leston County, SC</text:p>
          </table:table-cell>
          <table:table-cell office:value-type="string" calcext:value-type="string">
            <text:p>US</text:p>
          </table:table-cell>
          <table:table-cell office:value-type="float" office:value="32.7957" calcext:value-type="float">
            <text:p>32.7957</text:p>
          </table:table-cell>
          <table:table-cell office:value-type="float" office:value="-79.7848" calcext:value-type="float">
            <text:p>-79.7848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rk County, WA</text:p>
          </table:table-cell>
          <table:table-cell office:value-type="string" calcext:value-type="string">
            <text:p>US</text:p>
          </table:table-cell>
          <table:table-cell office:value-type="float" office:value="45.7466" calcext:value-type="float">
            <text:p>45.7466</text:p>
          </table:table-cell>
          <table:table-cell office:value-type="float" office:value="-122.5194" calcext:value-type="float">
            <text:p>-122.5194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bb County, GA</text:p>
          </table:table-cell>
          <table:table-cell office:value-type="string" calcext:value-type="string">
            <text:p>US</text:p>
          </table:table-cell>
          <table:table-cell office:value-type="float" office:value="33.8999" calcext:value-type="float">
            <text:p>33.8999</text:p>
          </table:table-cell>
          <table:table-cell office:value-type="float" office:value="-84.5641" calcext:value-type="float">
            <text:p>-84.5641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s County, UT</text:p>
          </table:table-cell>
          <table:table-cell office:value-type="string" calcext:value-type="string">
            <text:p>US</text:p>
          </table:table-cell>
          <table:table-cell office:value-type="float" office:value="40.9629" calcext:value-type="float">
            <text:p>40.9629</text:p>
          </table:table-cell>
          <table:table-cell office:value-type="float" office:value="-112.0953" calcext:value-type="float">
            <text:p>-112.0953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Paso County, CO</text:p>
          </table:table-cell>
          <table:table-cell office:value-type="string" calcext:value-type="string">
            <text:p>US</text:p>
          </table:table-cell>
          <table:table-cell office:value-type="float" office:value="38.9108" calcext:value-type="float">
            <text:p>38.9108</text:p>
          </table:table-cell>
          <table:table-cell office:value-type="float" office:value="-104.4723" calcext:value-type="float">
            <text:p>-104.4723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nolulu County, HI</text:p>
          </table:table-cell>
          <table:table-cell office:value-type="string" calcext:value-type="string">
            <text:p>US</text:p>
          </table:table-cell>
          <table:table-cell office:value-type="float" office:value="21.307" calcext:value-type="float">
            <text:p>21.307</text:p>
          </table:table-cell>
          <table:table-cell office:value-type="float" office:value="-157.8584" calcext:value-type="float">
            <text:p>-157.8584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kson County, OR </text:p>
          </table:table-cell>
          <table:table-cell office:value-type="string" calcext:value-type="string">
            <text:p>US</text:p>
          </table:table-cell>
          <table:table-cell office:value-type="float" office:value="42.3345" calcext:value-type="float">
            <text:p>42.3345</text:p>
          </table:table-cell>
          <table:table-cell office:value-type="float" office:value="-122.7647" calcext:value-type="float">
            <text:p>-122.7647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, WA</text:p>
          </table:table-cell>
          <table:table-cell office:value-type="string" calcext:value-type="string">
            <text:p>US</text:p>
          </table:table-cell>
          <table:table-cell office:value-type="float" office:value="47.7425" calcext:value-type="float">
            <text:p>47.7425</text:p>
          </table:table-cell>
          <table:table-cell office:value-type="float" office:value="-123.304" calcext:value-type="float">
            <text:p>-123.304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rshaw County, SC</text:p>
          </table:table-cell>
          <table:table-cell office:value-type="string" calcext:value-type="string">
            <text:p>US</text:p>
          </table:table-cell>
          <table:table-cell office:value-type="float" office:value="34.3672" calcext:value-type="float">
            <text:p>34.3672</text:p>
          </table:table-cell>
          <table:table-cell office:value-type="float" office:value="-80.5883" calcext:value-type="float">
            <text:p>-80.5883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amath County, OR</text:p>
          </table:table-cell>
          <table:table-cell office:value-type="string" calcext:value-type="string">
            <text:p>US</text:p>
          </table:table-cell>
          <table:table-cell office:value-type="float" office:value="42.6953" calcext:value-type="float">
            <text:p>42.6953</text:p>
          </table:table-cell>
          <table:table-cell office:value-type="float" office:value="-121.6142" calcext:value-type="float">
            <text:p>-121.6142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era County, CA</text:p>
          </table:table-cell>
          <table:table-cell office:value-type="string" calcext:value-type="string">
            <text:p>US</text:p>
          </table:table-cell>
          <table:table-cell office:value-type="float" office:value="37.2519" calcext:value-type="float">
            <text:p>37.2519</text:p>
          </table:table-cell>
          <table:table-cell office:value-type="float" office:value="-119.6963" calcext:value-type="float">
            <text:p>-119.6963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rce County, WA</text:p>
          </table:table-cell>
          <table:table-cell office:value-type="string" calcext:value-type="string">
            <text:p>US</text:p>
          </table:table-cell>
          <table:table-cell office:value-type="float" office:value="47.0676" calcext:value-type="float">
            <text:p>47.0676</text:p>
          </table:table-cell>
          <table:table-cell office:value-type="float" office:value="-122.1295" calcext:value-type="float">
            <text:p>-122.1295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lsa County, OK</text:p>
          </table:table-cell>
          <table:table-cell office:value-type="string" calcext:value-type="string">
            <text:p>US</text:p>
          </table:table-cell>
          <table:table-cell office:value-type="float" office:value="36.1593" calcext:value-type="float">
            <text:p>36.1593</text:p>
          </table:table-cell>
          <table:table-cell office:value-type="float" office:value="-95.941" calcext:value-type="float">
            <text:p>-95.941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glas County, CO</text:p>
          </table:table-cell>
          <table:table-cell office:value-type="string" calcext:value-type="string">
            <text:p>US</text:p>
          </table:table-cell>
          <table:table-cell office:value-type="float" office:value="39.2587" calcext:value-type="float">
            <text:p>39.2587</text:p>
          </table:table-cell>
          <table:table-cell office:value-type="float" office:value="-104.9389" calcext:value-type="float">
            <text:p>-104.9389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vidence County, RI</text:p>
          </table:table-cell>
          <table:table-cell office:value-type="string" calcext:value-type="string">
            <text:p>US</text:p>
          </table:table-cell>
          <table:table-cell office:value-type="float" office:value="41.8882" calcext:value-type="float">
            <text:p>41.8882</text:p>
          </table:table-cell>
          <table:table-cell office:value-type="float" office:value="-71.4774" calcext:value-type="float">
            <text:p>-71.477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tham County, NC</text:p>
          </table:table-cell>
          <table:table-cell office:value-type="string" calcext:value-type="string">
            <text:p>US</text:p>
          </table:table-cell>
          <table:table-cell office:value-type="float" office:value="35.7211" calcext:value-type="float">
            <text:p>35.7211</text:p>
          </table:table-cell>
          <table:table-cell office:value-type="float" office:value="-79.1781" calcext:value-type="float">
            <text:p>-79.178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aware County, PA</text:p>
          </table:table-cell>
          <table:table-cell office:value-type="string" calcext:value-type="string">
            <text:p>US</text:p>
          </table:table-cell>
          <table:table-cell office:value-type="float" office:value="39.9078" calcext:value-type="float">
            <text:p>39.9078</text:p>
          </table:table-cell>
          <table:table-cell office:value-type="float" office:value="-75.3879" calcext:value-type="float">
            <text:p>-75.3879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glas County, NE</text:p>
          </table:table-cell>
          <table:table-cell office:value-type="string" calcext:value-type="string">
            <text:p>US</text:p>
          </table:table-cell>
          <table:table-cell office:value-type="float" office:value="41.3148" calcext:value-type="float">
            <text:p>41.3148</text:p>
          </table:table-cell>
          <table:table-cell office:value-type="float" office:value="-96.1951" calcext:value-type="float">
            <text:p>-96.195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yette County, KY</text:p>
          </table:table-cell>
          <table:table-cell office:value-type="string" calcext:value-type="string">
            <text:p>US</text:p>
          </table:table-cell>
          <table:table-cell office:value-type="float" office:value="38.0606" calcext:value-type="float">
            <text:p>38.0606</text:p>
          </table:table-cell>
          <table:table-cell office:value-type="float" office:value="-84.4803" calcext:value-type="float">
            <text:p>-84.4803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on County, IN</text:p>
          </table:table-cell>
          <table:table-cell office:value-type="string" calcext:value-type="string">
            <text:p>US</text:p>
          </table:table-cell>
          <table:table-cell office:value-type="float" office:value="39.8362" calcext:value-type="float">
            <text:p>39.8362</text:p>
          </table:table-cell>
          <table:table-cell office:value-type="float" office:value="-86.1752" calcext:value-type="float">
            <text:p>-86.1752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sex County, MA</text:p>
          </table:table-cell>
          <table:table-cell office:value-type="string" calcext:value-type="string">
            <text:p>US</text:p>
          </table:table-cell>
          <table:table-cell office:value-type="float" office:value="42.4672" calcext:value-type="float">
            <text:p>42.4672</text:p>
          </table:table-cell>
          <table:table-cell office:value-type="float" office:value="-71.2874" calcext:value-type="float">
            <text:p>-71.2874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sau County, NY</text:p>
          </table:table-cell>
          <table:table-cell office:value-type="string" calcext:value-type="string">
            <text:p>US</text:p>
          </table:table-cell>
          <table:table-cell office:value-type="float" office:value="40.6546" calcext:value-type="float">
            <text:p>40.6546</text:p>
          </table:table-cell>
          <table:table-cell office:value-type="float" office:value="-73.5594" calcext:value-type="float">
            <text:p>-73.5594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sey County, MN</text:p>
          </table:table-cell>
          <table:table-cell office:value-type="string" calcext:value-type="string">
            <text:p>US</text:p>
          </table:table-cell>
          <table:table-cell office:value-type="float" office:value="44.9964" calcext:value-type="float">
            <text:p>44.9964</text:p>
          </table:table-cell>
          <table:table-cell office:value-type="float" office:value="-93.0616" calcext:value-type="float">
            <text:p>-93.0616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shoe County, NV</text:p>
          </table:table-cell>
          <table:table-cell office:value-type="string" calcext:value-type="string">
            <text:p>US</text:p>
          </table:table-cell>
          <table:table-cell office:value-type="float" office:value="40.5608" calcext:value-type="float">
            <text:p>40.5608</text:p>
          </table:table-cell>
          <table:table-cell office:value-type="float" office:value="-119.6035" calcext:value-type="float">
            <text:p>-119.6035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yne County, PA</text:p>
          </table:table-cell>
          <table:table-cell office:value-type="string" calcext:value-type="string">
            <text:p>US</text:p>
          </table:table-cell>
          <table:table-cell office:value-type="float" office:value="41.6739" calcext:value-type="float">
            <text:p>41.6739</text:p>
          </table:table-cell>
          <table:table-cell office:value-type="float" office:value="-75.2479" calcext:value-type="float">
            <text:p>-75.2479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lo County, CA</text:p>
          </table:table-cell>
          <table:table-cell office:value-type="string" calcext:value-type="string">
            <text:p>US</text:p>
          </table:table-cell>
          <table:table-cell office:value-type="float" office:value="38.7646" calcext:value-type="float">
            <text:p>38.7646</text:p>
          </table:table-cell>
          <table:table-cell office:value-type="float" office:value="-121.9018" calcext:value-type="float">
            <text:p>-121.9018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 Clara County, CA</text:p>
          </table:table-cell>
          <table:table-cell office:value-type="string" calcext:value-type="string">
            <text:p>US</text:p>
          </table:table-cell>
          <table:table-cell office:value-type="float" office:value="37.3541" calcext:value-type="float">
            <text:p>37.3541</text:p>
          </table:table-cell>
          <table:table-cell office:value-type="float" office:value="-121.9552" calcext:value-type="float">
            <text:p>-121.955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rk County, NV</text:p>
          </table:table-cell>
          <table:table-cell office:value-type="string" calcext:value-type="string">
            <text:p>US</text:p>
          </table:table-cell>
          <table:table-cell office:value-type="float" office:value="36.0796" calcext:value-type="float">
            <text:p>36.0796</text:p>
          </table:table-cell>
          <table:table-cell office:value-type="float" office:value="-115.094" calcext:value-type="float">
            <text:p>-115.094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t Bend County, TX</text:p>
          </table:table-cell>
          <table:table-cell office:value-type="string" calcext:value-type="string">
            <text:p>US</text:p>
          </table:table-cell>
          <table:table-cell office:value-type="float" office:value="29.5693" calcext:value-type="float">
            <text:p>29.5693</text:p>
          </table:table-cell>
          <table:table-cell office:value-type="float" office:value="-95.8143" calcext:value-type="float">
            <text:p>-95.8143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t County, WA</text:p>
          </table:table-cell>
          <table:table-cell office:value-type="string" calcext:value-type="string">
            <text:p>US</text:p>
          </table:table-cell>
          <table:table-cell office:value-type="float" office:value="47.1981" calcext:value-type="float">
            <text:p>47.1981</text:p>
          </table:table-cell>
          <table:table-cell office:value-type="float" office:value="-119.3732" calcext:value-type="float">
            <text:p>-119.3732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 Rosa County, FL</text:p>
          </table:table-cell>
          <table:table-cell office:value-type="string" calcext:value-type="string">
            <text:p>US</text:p>
          </table:table-cell>
          <table:table-cell office:value-type="float" office:value="30.769" calcext:value-type="float">
            <text:p>30.769</text:p>
          </table:table-cell>
          <table:table-cell office:value-type="float" office:value="-86.9824" calcext:value-type="float">
            <text:p>-86.9824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amson County, TN</text:p>
          </table:table-cell>
          <table:table-cell office:value-type="string" calcext:value-type="string">
            <text:p>US</text:p>
          </table:table-cell>
          <table:table-cell office:value-type="float" office:value="35.9179" calcext:value-type="float">
            <text:p>35.9179</text:p>
          </table:table-cell>
          <table:table-cell office:value-type="float" office:value="-86.8622" calcext:value-type="float">
            <text:p>-86.8622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York County, NY</text:p>
          </table:table-cell>
          <table:table-cell office:value-type="string" calcext:value-type="string">
            <text:p>US</text:p>
          </table:table-cell>
          <table:table-cell office:value-type="float" office:value="40.7128" calcext:value-type="float">
            <text:p>40.7128</text:p>
          </table:table-cell>
          <table:table-cell office:value-type="float" office:value="-74.006" calcext:value-type="float">
            <text:p>-74.006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gomery County, MD</text:p>
          </table:table-cell>
          <table:table-cell office:value-type="string" calcext:value-type="string">
            <text:p>US</text:p>
          </table:table-cell>
          <table:table-cell office:value-type="float" office:value="39.1547" calcext:value-type="float">
            <text:p>39.1547</text:p>
          </table:table-cell>
          <table:table-cell office:value-type="float" office:value="-77.2405" calcext:value-type="float">
            <text:p>-77.2405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ffolk County, MA</text:p>
          </table:table-cell>
          <table:table-cell office:value-type="string" calcext:value-type="string">
            <text:p>US</text:p>
          </table:table-cell>
          <table:table-cell office:value-type="float" office:value="42.3601" calcext:value-type="float">
            <text:p>42.3601</text:p>
          </table:table-cell>
          <table:table-cell office:value-type="float" office:value="-71.0589" calcext:value-type="float">
            <text:p>-71.058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ver County, CO</text:p>
          </table:table-cell>
          <table:table-cell office:value-type="string" calcext:value-type="string">
            <text:p>US</text:p>
          </table:table-cell>
          <table:table-cell office:value-type="float" office:value="39.7392" calcext:value-type="float">
            <text:p>39.7392</text:p>
          </table:table-cell>
          <table:table-cell office:value-type="float" office:value="-104.9903" calcext:value-type="float">
            <text:p>-104.9903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it County, CO</text:p>
          </table:table-cell>
          <table:table-cell office:value-type="string" calcext:value-type="string">
            <text:p>US</text:p>
          </table:table-cell>
          <table:table-cell office:value-type="float" office:value="39.5912" calcext:value-type="float">
            <text:p>39.5912</text:p>
          </table:table-cell>
          <table:table-cell office:value-type="float" office:value="-106.064" calcext:value-type="float">
            <text:p>-106.064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gen County, NJ</text:p>
          </table:table-cell>
          <table:table-cell office:value-type="string" calcext:value-type="string">
            <text:p>US</text:p>
          </table:table-cell>
          <table:table-cell office:value-type="float" office:value="40.9263" calcext:value-type="float">
            <text:p>40.9263</text:p>
          </table:table-cell>
          <table:table-cell office:value-type="float" office:value="-74.077" calcext:value-type="float">
            <text:p>-74.077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 County, TX</text:p>
          </table:table-cell>
          <table:table-cell office:value-type="string" calcext:value-type="string">
            <text:p>US</text:p>
          </table:table-cell>
          <table:table-cell office:value-type="float" office:value="29.7752" calcext:value-type="float">
            <text:p>29.7752</text:p>
          </table:table-cell>
          <table:table-cell office:value-type="float" office:value="-95.3103" calcext:value-type="float">
            <text:p>-95.3103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Francisco County, CA</text:p>
          </table:table-cell>
          <table:table-cell office:value-type="string" calcext:value-type="string">
            <text:p>US</text:p>
          </table:table-cell>
          <table:table-cell office:value-type="float" office:value="37.7749" calcext:value-type="float">
            <text:p>37.7749</text:p>
          </table:table-cell>
          <table:table-cell office:value-type="float" office:value="-122.4194" calcext:value-type="float">
            <text:p>-122.4194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 Costa County, CA</text:p>
          </table:table-cell>
          <table:table-cell office:value-type="string" calcext:value-type="string">
            <text:p>US</text:p>
          </table:table-cell>
          <table:table-cell office:value-type="float" office:value="37.8534" calcext:value-type="float">
            <text:p>37.8534</text:p>
          </table:table-cell>
          <table:table-cell office:value-type="float" office:value="-121.9018" calcext:value-type="float">
            <text:p>-121.9018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nge County, CA</text:p>
          </table:table-cell>
          <table:table-cell office:value-type="string" calcext:value-type="string">
            <text:p>US</text:p>
          </table:table-cell>
          <table:table-cell office:value-type="float" office:value="33.7879" calcext:value-type="float">
            <text:p>33.7879</text:p>
          </table:table-cell>
          <table:table-cell office:value-type="float" office:value="-117.8531" calcext:value-type="float">
            <text:p>-117.85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folk County, MA</text:p>
          </table:table-cell>
          <table:table-cell office:value-type="string" calcext:value-type="string">
            <text:p>US</text:p>
          </table:table-cell>
          <table:table-cell office:value-type="float" office:value="42.1767" calcext:value-type="float">
            <text:p>42.1767</text:p>
          </table:table-cell>
          <table:table-cell office:value-type="float" office:value="-71.1449" calcext:value-type="float">
            <text:p>-71.1449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copa County, AZ</text:p>
          </table:table-cell>
          <table:table-cell office:value-type="string" calcext:value-type="string">
            <text:p>US</text:p>
          </table:table-cell>
          <table:table-cell office:value-type="float" office:value="33.2918" calcext:value-type="float">
            <text:p>33.2918</text:p>
          </table:table-cell>
          <table:table-cell office:value-type="float" office:value="-112.4291" calcext:value-type="float">
            <text:p>-112.4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ke County, NC</text:p>
          </table:table-cell>
          <table:table-cell office:value-type="string" calcext:value-type="string">
            <text:p>US</text:p>
          </table:table-cell>
          <table:table-cell office:value-type="float" office:value="35.8032" calcext:value-type="float">
            <text:p>35.8032</text:p>
          </table:table-cell>
          <table:table-cell office:value-type="float" office:value="-78.5661" calcext:value-type="float">
            <text:p>-78.566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chester County, NY</text:p>
          </table:table-cell>
          <table:table-cell office:value-type="string" calcext:value-type="string">
            <text:p>US</text:p>
          </table:table-cell>
          <table:table-cell office:value-type="float" office:value="41.122" calcext:value-type="float">
            <text:p>41.122</text:p>
          </table:table-cell>
          <table:table-cell office:value-type="float" office:value="-73.7949" calcext:value-type="float">
            <text:p>-73.7949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fton County, NH</text:p>
          </table:table-cell>
          <table:table-cell office:value-type="string" calcext:value-type="string">
            <text:p>US</text:p>
          </table:table-cell>
          <table:table-cell office:value-type="float" office:value="43.9088" calcext:value-type="float">
            <text:p>43.9088</text:p>
          </table:table-cell>
          <table:table-cell office:value-type="float" office:value="-71.826" calcext:value-type="float">
            <text:p>-71.826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llsborough, FL</text:p>
          </table:table-cell>
          <table:table-cell office:value-type="string" calcext:value-type="string">
            <text:p>US</text:p>
          </table:table-cell>
          <table:table-cell office:value-type="float" office:value="27.9904" calcext:value-type="float">
            <text:p>27.9904</text:p>
          </table:table-cell>
          <table:table-cell office:value-type="float" office:value="-82.3018" calcext:value-type="float">
            <text:p>-82.3018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cer County, CA</text:p>
          </table:table-cell>
          <table:table-cell office:value-type="string" calcext:value-type="string">
            <text:p>US</text:p>
          </table:table-cell>
          <table:table-cell office:value-type="float" office:value="39.0916" calcext:value-type="float">
            <text:p>39.0916</text:p>
          </table:table-cell>
          <table:table-cell office:value-type="float" office:value="-120.8039" calcext:value-type="float">
            <text:p>-120.8039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Mateo, CA</text:p>
          </table:table-cell>
          <table:table-cell office:value-type="string" calcext:value-type="string">
            <text:p>US</text:p>
          </table:table-cell>
          <table:table-cell office:value-type="float" office:value="37.563" calcext:value-type="float">
            <text:p>37.563</text:p>
          </table:table-cell>
          <table:table-cell office:value-type="float" office:value="-122.3255" calcext:value-type="float">
            <text:p>-122.325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oma County, CA</text:p>
          </table:table-cell>
          <table:table-cell office:value-type="string" calcext:value-type="string">
            <text:p>US</text:p>
          </table:table-cell>
          <table:table-cell office:value-type="float" office:value="38.578" calcext:value-type="float">
            <text:p>38.578</text:p>
          </table:table-cell>
          <table:table-cell office:value-type="float" office:value="-122.9888" calcext:value-type="float">
            <text:p>-122.9888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tilla, OR</text:p>
          </table:table-cell>
          <table:table-cell office:value-type="string" calcext:value-type="string">
            <text:p>US</text:p>
          </table:table-cell>
          <table:table-cell office:value-type="float" office:value="45.775" calcext:value-type="float">
            <text:p>45.775</text:p>
          </table:table-cell>
          <table:table-cell office:value-type="float" office:value="-118.7606" calcext:value-type="float">
            <text:p>-118.7606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ton County, GA</text:p>
          </table:table-cell>
          <table:table-cell office:value-type="string" calcext:value-type="string">
            <text:p>US</text:p>
          </table:table-cell>
          <table:table-cell office:value-type="float" office:value="33.8034" calcext:value-type="float">
            <text:p>33.8034</text:p>
          </table:table-cell>
          <table:table-cell office:value-type="float" office:value="-84.3963" calcext:value-type="float">
            <text:p>-84.3963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shington County, OR</text:p>
          </table:table-cell>
          <table:table-cell office:value-type="string" calcext:value-type="string">
            <text:p>US</text:p>
          </table:table-cell>
          <table:table-cell office:value-type="float" office:value="45.547" calcext:value-type="float">
            <text:p>45.547</text:p>
          </table:table-cell>
          <table:table-cell office:value-type="float" office:value="-123.1386" calcext:value-type="float">
            <text:p>-123.1386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homish County, WA</text:p>
          </table:table-cell>
          <table:table-cell office:value-type="string" calcext:value-type="string">
            <text:p>US</text:p>
          </table:table-cell>
          <table:table-cell office:value-type="float" office:value="48.033" calcext:value-type="float">
            <text:p>48.033</text:p>
          </table:table-cell>
          <table:table-cell office:value-type="float" office:value="-121.8339" calcext:value-type="float">
            <text:p>-121.8339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boldt County, CA</text:p>
          </table:table-cell>
          <table:table-cell office:value-type="string" calcext:value-type="string">
            <text:p>US</text:p>
          </table:table-cell>
          <table:table-cell office:value-type="float" office:value="40.745" calcext:value-type="float">
            <text:p>40.745</text:p>
          </table:table-cell>
          <table:table-cell office:value-type="float" office:value="-123.8695" calcext:value-type="float">
            <text:p>-123.8695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cramento County, CA</text:p>
          </table:table-cell>
          <table:table-cell office:value-type="string" calcext:value-type="string">
            <text:p>US</text:p>
          </table:table-cell>
          <table:table-cell office:value-type="float" office:value="38.4747" calcext:value-type="float">
            <text:p>38.4747</text:p>
          </table:table-cell>
          <table:table-cell office:value-type="float" office:value="-121.3542" calcext:value-type="float">
            <text:p>-121.3542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Diego County, CA</text:p>
          </table:table-cell>
          <table:table-cell office:value-type="string" calcext:value-type="string">
            <text:p>US</text:p>
          </table:table-cell>
          <table:table-cell office:value-type="float" office:value="32.7157" calcext:value-type="float">
            <text:p>32.7157</text:p>
          </table:table-cell>
          <table:table-cell office:value-type="float" office:value="-117.1611" calcext:value-type="float">
            <text:p>-117.161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Benito, CA</text:p>
          </table:table-cell>
          <table:table-cell office:value-type="string" calcext:value-type="string">
            <text:p>US</text:p>
          </table:table-cell>
          <table:table-cell office:value-type="float" office:value="36.5761" calcext:value-type="float">
            <text:p>36.5761</text:p>
          </table:table-cell>
          <table:table-cell office:value-type="float" office:value="-120.9876" calcext:value-type="float">
            <text:p>-120.987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6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s Angeles, CA</text:p>
          </table:table-cell>
          <table:table-cell office:value-type="string" calcext:value-type="string">
            <text:p>US</text:p>
          </table:table-cell>
          <table:table-cell office:value-type="float" office:value="34.0522" calcext:value-type="float">
            <text:p>34.0522</text:p>
          </table:table-cell>
          <table:table-cell office:value-type="float" office:value="-118.2437" calcext:value-type="float">
            <text:p>-118.24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g County, WA</text:p>
          </table:table-cell>
          <table:table-cell office:value-type="string" calcext:value-type="string">
            <text:p>US</text:p>
          </table:table-cell>
          <table:table-cell office:value-type="float" office:value="47.6062" calcext:value-type="float">
            <text:p>47.6062</text:p>
          </table:table-cell>
          <table:table-cell office:value-type="float" office:value="-122.3321" calcext:value-type="float">
            <text:p>-122.3321</text:p>
          </table:table-cell>
          <table:table-cell table:number-columns-repeated="38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k County, IL</text:p>
          </table:table-cell>
          <table:table-cell office:value-type="string" calcext:value-type="string">
            <text:p>US</text:p>
          </table:table-cell>
          <table:table-cell office:value-type="float" office:value="41.7377" calcext:value-type="float">
            <text:p>41.7377</text:p>
          </table:table-cell>
          <table:table-cell office:value-type="float" office:value="-87.6976" calcext:value-type="float">
            <text:p>-87.69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agit, WA</text:p>
          </table:table-cell>
          <table:table-cell office:value-type="string" calcext:value-type="string">
            <text:p>US</text:p>
          </table:table-cell>
          <table:table-cell office:value-type="float" office:value="48.4242" calcext:value-type="float">
            <text:p>48.4242</text:p>
          </table:table-cell>
          <table:table-cell office:value-type="float" office:value="-121.7114" calcext:value-type="float">
            <text:p>-121.7114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ton, WA</text:p>
          </table:table-cell>
          <table:table-cell office:value-type="string" calcext:value-type="string">
            <text:p>US</text:p>
          </table:table-cell>
          <table:table-cell office:value-type="float" office:value="46.8646" calcext:value-type="float">
            <text:p>46.8646</text:p>
          </table:table-cell>
          <table:table-cell office:value-type="float" office:value="-122.7696" calcext:value-type="float">
            <text:p>-122.7696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land, WA</text:p>
          </table:table-cell>
          <table:table-cell office:value-type="string" calcext:value-type="string">
            <text:p>US</text:p>
          </table:table-cell>
          <table:table-cell office:value-type="float" office:value="48.1976" calcext:value-type="float">
            <text:p>48.1976</text:p>
          </table:table-cell>
          <table:table-cell office:value-type="float" office:value="-122.5795" calcext:value-type="float">
            <text:p>-122.5795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atcom, WA</text:p>
          </table:table-cell>
          <table:table-cell office:value-type="string" calcext:value-type="string">
            <text:p>US</text:p>
          </table:table-cell>
          <table:table-cell office:value-type="float" office:value="48.8787" calcext:value-type="float">
            <text:p>48.8787</text:p>
          </table:table-cell>
          <table:table-cell office:value-type="float" office:value="-121.9719" calcext:value-type="float">
            <text:p>-121.9719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n, CA</text:p>
          </table:table-cell>
          <table:table-cell office:value-type="string" calcext:value-type="string">
            <text:p>US</text:p>
          </table:table-cell>
          <table:table-cell office:value-type="float" office:value="38.0834" calcext:value-type="float">
            <text:p>38.0834</text:p>
          </table:table-cell>
          <table:table-cell office:value-type="float" office:value="-122.7633" calcext:value-type="float">
            <text:p>-122.7633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averas, CA</text:p>
          </table:table-cell>
          <table:table-cell office:value-type="string" calcext:value-type="string">
            <text:p>US</text:p>
          </table:table-cell>
          <table:table-cell office:value-type="float" office:value="38.196" calcext:value-type="float">
            <text:p>38.196</text:p>
          </table:table-cell>
          <table:table-cell office:value-type="float" office:value="-120.6805" calcext:value-type="float">
            <text:p>-120.6805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islaus, CA</text:p>
          </table:table-cell>
          <table:table-cell office:value-type="string" calcext:value-type="string">
            <text:p>US</text:p>
          </table:table-cell>
          <table:table-cell office:value-type="float" office:value="37.5091" calcext:value-type="float">
            <text:p>37.5091</text:p>
          </table:table-cell>
          <table:table-cell office:value-type="float" office:value="-120.9876" calcext:value-type="float">
            <text:p>-120.9876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Joaquin, CA</text:p>
          </table:table-cell>
          <table:table-cell office:value-type="string" calcext:value-type="string">
            <text:p>US</text:p>
          </table:table-cell>
          <table:table-cell office:value-type="float" office:value="36.6066" calcext:value-type="float">
            <text:p>36.6066</text:p>
          </table:table-cell>
          <table:table-cell office:value-type="float" office:value="-120.189" calcext:value-type="float">
            <text:p>-120.189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ex, MA</text:p>
          </table:table-cell>
          <table:table-cell office:value-type="string" calcext:value-type="string">
            <text:p>US</text:p>
          </table:table-cell>
          <table:table-cell office:value-type="float" office:value="42.632" calcext:value-type="float">
            <text:p>42.632</text:p>
          </table:table-cell>
          <table:table-cell office:value-type="float" office:value="-70.7829" calcext:value-type="float">
            <text:p>-70.7829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lton, GA</text:p>
          </table:table-cell>
          <table:table-cell office:value-type="string" calcext:value-type="string">
            <text:p>US</text:p>
          </table:table-cell>
          <table:table-cell office:value-type="float" office:value="30.7917" calcext:value-type="float">
            <text:p>30.7917</text:p>
          </table:table-cell>
          <table:table-cell office:value-type="float" office:value="-82.0843" calcext:value-type="float">
            <text:p>-82.0843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ier, FL</text:p>
          </table:table-cell>
          <table:table-cell office:value-type="string" calcext:value-type="string">
            <text:p>US</text:p>
          </table:table-cell>
          <table:table-cell office:value-type="float" office:value="26.07" calcext:value-type="float">
            <text:p>26.07</text:p>
          </table:table-cell>
          <table:table-cell office:value-type="float" office:value="-81.4279" calcext:value-type="float">
            <text:p>-81.4279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ellas, FL</text:p>
          </table:table-cell>
          <table:table-cell office:value-type="string" calcext:value-type="string">
            <text:p>US</text:p>
          </table:table-cell>
          <table:table-cell office:value-type="float" office:value="27.8764" calcext:value-type="float">
            <text:p>27.8764</text:p>
          </table:table-cell>
          <table:table-cell office:value-type="float" office:value="-82.7779" calcext:value-type="float">
            <text:p>-82.7779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chua, FL</text:p>
          </table:table-cell>
          <table:table-cell office:value-type="string" calcext:value-type="string">
            <text:p>US</text:p>
          </table:table-cell>
          <table:table-cell office:value-type="float" office:value="29.7938" calcext:value-type="float">
            <text:p>29.7938</text:p>
          </table:table-cell>
          <table:table-cell office:value-type="float" office:value="-82.4944" calcext:value-type="float">
            <text:p>-82.4944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sau, FL</text:p>
          </table:table-cell>
          <table:table-cell office:value-type="string" calcext:value-type="string">
            <text:p>US</text:p>
          </table:table-cell>
          <table:table-cell office:value-type="float" office:value="30.5927" calcext:value-type="float">
            <text:p>30.5927</text:p>
          </table:table-cell>
          <table:table-cell office:value-type="float" office:value="-81.8224" calcext:value-type="float">
            <text:p>-81.8224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co, FL</text:p>
          </table:table-cell>
          <table:table-cell office:value-type="string" calcext:value-type="string">
            <text:p>US</text:p>
          </table:table-cell>
          <table:table-cell office:value-type="float" office:value="28.3232" calcext:value-type="float">
            <text:p>28.3232</text:p>
          </table:table-cell>
          <table:table-cell office:value-type="float" office:value="-82.4319" calcext:value-type="float">
            <text:p>-82.4319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llas, TX</text:p>
          </table:table-cell>
          <table:table-cell office:value-type="string" calcext:value-type="string">
            <text:p>US</text:p>
          </table:table-cell>
          <table:table-cell office:value-type="float" office:value="32.7767" calcext:value-type="float">
            <text:p>32.7767</text:p>
          </table:table-cell>
          <table:table-cell office:value-type="float" office:value="-96.797" calcext:value-type="float">
            <text:p>-96.797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rrant, TX</text:p>
          </table:table-cell>
          <table:table-cell office:value-type="string" calcext:value-type="string">
            <text:p>US</text:p>
          </table:table-cell>
          <table:table-cell office:value-type="float" office:value="32.7732" calcext:value-type="float">
            <text:p>32.7732</text:p>
          </table:table-cell>
          <table:table-cell office:value-type="float" office:value="-97.3517" calcext:value-type="float">
            <text:p>-97.3517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gomery, TX</text:p>
          </table:table-cell>
          <table:table-cell office:value-type="string" calcext:value-type="string">
            <text:p>US</text:p>
          </table:table-cell>
          <table:table-cell office:value-type="float" office:value="30.3883" calcext:value-type="float">
            <text:p>30.3883</text:p>
          </table:table-cell>
          <table:table-cell office:value-type="float" office:value="-95.6963" calcext:value-type="float">
            <text:p>-95.6963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sex, NJ</text:p>
          </table:table-cell>
          <table:table-cell office:value-type="string" calcext:value-type="string">
            <text:p>US</text:p>
          </table:table-cell>
          <table:table-cell office:value-type="float" office:value="40.5726" calcext:value-type="float">
            <text:p>40.5726</text:p>
          </table:table-cell>
          <table:table-cell office:value-type="float" office:value="-74.4927" calcext:value-type="float">
            <text:p>-74.4927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, CO</text:p>
          </table:table-cell>
          <table:table-cell office:value-type="string" calcext:value-type="string">
            <text:p>US</text:p>
          </table:table-cell>
          <table:table-cell office:value-type="float" office:value="39.58" calcext:value-type="float">
            <text:p>39.58</text:p>
          </table:table-cell>
          <table:table-cell office:value-type="float" office:value="-105.2663" calcext:value-type="float">
            <text:p>-105.2663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nomah, OR</text:p>
          </table:table-cell>
          <table:table-cell office:value-type="string" calcext:value-type="string">
            <text:p>US</text:p>
          </table:table-cell>
          <table:table-cell office:value-type="float" office:value="45.5146" calcext:value-type="float">
            <text:p>45.5146</text:p>
          </table:table-cell>
          <table:table-cell office:value-type="float" office:value="-122.5863" calcext:value-type="float">
            <text:p>-122.5863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k, OR</text:p>
          </table:table-cell>
          <table:table-cell office:value-type="string" calcext:value-type="string">
            <text:p>US</text:p>
          </table:table-cell>
          <table:table-cell office:value-type="float" office:value="44.9267" calcext:value-type="float">
            <text:p>44.9267</text:p>
          </table:table-cell>
          <table:table-cell office:value-type="float" office:value="-123.4919" calcext:value-type="float">
            <text:p>-123.4919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hutes, OR</text:p>
          </table:table-cell>
          <table:table-cell office:value-type="string" calcext:value-type="string">
            <text:p>US</text:p>
          </table:table-cell>
          <table:table-cell office:value-type="float" office:value="43.8325" calcext:value-type="float">
            <text:p>43.8325</text:p>
          </table:table-cell>
          <table:table-cell office:value-type="float" office:value="-121.2617" calcext:value-type="float">
            <text:p>-121.2617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Henry, IL</text:p>
          </table:table-cell>
          <table:table-cell office:value-type="string" calcext:value-type="string">
            <text:p>US</text:p>
          </table:table-cell>
          <table:table-cell office:value-type="float" office:value="42.3334" calcext:value-type="float">
            <text:p>42.3334</text:p>
          </table:table-cell>
          <table:table-cell office:value-type="float" office:value="-88.2668" calcext:value-type="float">
            <text:p>-88.2668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e, IL</text:p>
          </table:table-cell>
          <table:table-cell office:value-type="string" calcext:value-type="string">
            <text:p>US</text:p>
          </table:table-cell>
          <table:table-cell office:value-type="float" office:value="42.3689" calcext:value-type="float">
            <text:p>42.3689</text:p>
          </table:table-cell>
          <table:table-cell office:value-type="float" office:value="-87.8272" calcext:value-type="float">
            <text:p>-87.8272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cks, PA</text:p>
          </table:table-cell>
          <table:table-cell office:value-type="string" calcext:value-type="string">
            <text:p>US</text:p>
          </table:table-cell>
          <table:table-cell office:value-type="float" office:value="40.4108" calcext:value-type="float">
            <text:p>40.4108</text:p>
          </table:table-cell>
          <table:table-cell office:value-type="float" office:value="-75.2479" calcext:value-type="float">
            <text:p>-75.2479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over, VA</text:p>
          </table:table-cell>
          <table:table-cell office:value-type="string" calcext:value-type="string">
            <text:p>US</text:p>
          </table:table-cell>
          <table:table-cell office:value-type="float" office:value="37.7772" calcext:value-type="float">
            <text:p>37.7772</text:p>
          </table:table-cell>
          <table:table-cell office:value-type="float" office:value="-77.5161" calcext:value-type="float">
            <text:p>-77.516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caster, SC</text:p>
          </table:table-cell>
          <table:table-cell office:value-type="string" calcext:value-type="string">
            <text:p>US</text:p>
          </table:table-cell>
          <table:table-cell office:value-type="float" office:value="34.7253" calcext:value-type="float">
            <text:p>34.7253</text:p>
          </table:table-cell>
          <table:table-cell office:value-type="float" office:value="-80.6771" calcext:value-type="float">
            <text:p>-80.677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llivan, TN</text:p>
          </table:table-cell>
          <table:table-cell office:value-type="string" calcext:value-type="string">
            <text:p>US</text:p>
          </table:table-cell>
          <table:table-cell office:value-type="float" office:value="36.4933" calcext:value-type="float">
            <text:p>36.4933</text:p>
          </table:table-cell>
          <table:table-cell office:value-type="float" office:value="-82.3452" calcext:value-type="float">
            <text:p>-82.3452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son, IN</text:p>
          </table:table-cell>
          <table:table-cell office:value-type="string" calcext:value-type="string">
            <text:p>US</text:p>
          </table:table-cell>
          <table:table-cell office:value-type="float" office:value="39.4638" calcext:value-type="float">
            <text:p>39.4638</text:p>
          </table:table-cell>
          <table:table-cell office:value-type="float" office:value="-86.1345" calcext:value-type="float">
            <text:p>-86.1345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ward, IN</text:p>
          </table:table-cell>
          <table:table-cell office:value-type="string" calcext:value-type="string">
            <text:p>US</text:p>
          </table:table-cell>
          <table:table-cell office:value-type="float" office:value="40.4483" calcext:value-type="float">
            <text:p>40.4483</text:p>
          </table:table-cell>
          <table:table-cell office:value-type="float" office:value="-86.1345" calcext:value-type="float">
            <text:p>-86.1345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. Joseph, IN</text:p>
          </table:table-cell>
          <table:table-cell office:value-type="string" calcext:value-type="string">
            <text:p>US</text:p>
          </table:table-cell>
          <table:table-cell office:value-type="float" office:value="41.6228" calcext:value-type="float">
            <text:p>41.6228</text:p>
          </table:table-cell>
          <table:table-cell office:value-type="float" office:value="-86.3377" calcext:value-type="float">
            <text:p>-86.3377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ox, NE</text:p>
          </table:table-cell>
          <table:table-cell office:value-type="string" calcext:value-type="string">
            <text:p>US</text:p>
          </table:table-cell>
          <table:table-cell office:value-type="float" office:value="42.6712" calcext:value-type="float">
            <text:p>42.6712</text:p>
          </table:table-cell>
          <table:table-cell office:value-type="float" office:value="-97.8722" calcext:value-type="float">
            <text:p>-97.8722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rk, OH</text:p>
          </table:table-cell>
          <table:table-cell office:value-type="string" calcext:value-type="string">
            <text:p>US</text:p>
          </table:table-cell>
          <table:table-cell office:value-type="float" office:value="40.8685" calcext:value-type="float">
            <text:p>40.8685</text:p>
          </table:table-cell>
          <table:table-cell office:value-type="float" office:value="-81.2519" calcext:value-type="float">
            <text:p>-81.2519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oka, MN</text:p>
          </table:table-cell>
          <table:table-cell office:value-type="string" calcext:value-type="string">
            <text:p>US</text:p>
          </table:table-cell>
          <table:table-cell office:value-type="float" office:value="45.3293" calcext:value-type="float">
            <text:p>45.3293</text:p>
          </table:table-cell>
          <table:table-cell office:value-type="float" office:value="-93.2197" calcext:value-type="float">
            <text:p>-93.2197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msted, MN</text:p>
          </table:table-cell>
          <table:table-cell office:value-type="string" calcext:value-type="string">
            <text:p>US</text:p>
          </table:table-cell>
          <table:table-cell office:value-type="float" office:value="43.9952" calcext:value-type="float">
            <text:p>43.9952</text:p>
          </table:table-cell>
          <table:table-cell office:value-type="float" office:value="-92.3814" calcext:value-type="float">
            <text:p>-92.3814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it, UT</text:p>
          </table:table-cell>
          <table:table-cell office:value-type="string" calcext:value-type="string">
            <text:p>US</text:p>
          </table:table-cell>
          <table:table-cell office:value-type="float" office:value="40.8298" calcext:value-type="float">
            <text:p>40.8298</text:p>
          </table:table-cell>
          <table:table-cell office:value-type="float" office:value="-110.9984" calcext:value-type="float">
            <text:p>-110.9984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irfield, CT</text:p>
          </table:table-cell>
          <table:table-cell office:value-type="string" calcext:value-type="string">
            <text:p>US</text:p>
          </table:table-cell>
          <table:table-cell office:value-type="float" office:value="41.256" calcext:value-type="float">
            <text:p>41.256</text:p>
          </table:table-cell>
          <table:table-cell office:value-type="float" office:value="-73.3709" calcext:value-type="float">
            <text:p>-73.3709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tchfield, CT</text:p>
          </table:table-cell>
          <table:table-cell office:value-type="string" calcext:value-type="string">
            <text:p>US</text:p>
          </table:table-cell>
          <table:table-cell office:value-type="float" office:value="41.7866" calcext:value-type="float">
            <text:p>41.7866</text:p>
          </table:table-cell>
          <table:table-cell office:value-type="float" office:value="-73.2765" calcext:value-type="float">
            <text:p>-73.2765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leans, LA</text:p>
          </table:table-cell>
          <table:table-cell office:value-type="string" calcext:value-type="string">
            <text:p>US</text:p>
          </table:table-cell>
          <table:table-cell office:value-type="float" office:value="29.9511" calcext:value-type="float">
            <text:p>29.9511</text:p>
          </table:table-cell>
          <table:table-cell office:value-type="float" office:value="-90.0715" calcext:value-type="float">
            <text:p>-90.0715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nington, SD</text:p>
          </table:table-cell>
          <table:table-cell office:value-type="string" calcext:value-type="string">
            <text:p>US</text:p>
          </table:table-cell>
          <table:table-cell office:value-type="float" office:value="43.8901" calcext:value-type="float">
            <text:p>43.8901</text:p>
          </table:table-cell>
          <table:table-cell office:value-type="float" office:value="-102.2548" calcext:value-type="float">
            <text:p>-102.2548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dle, SD</text:p>
          </table:table-cell>
          <table:table-cell office:value-type="string" calcext:value-type="string">
            <text:p>US</text:p>
          </table:table-cell>
          <table:table-cell office:value-type="float" office:value="44.4797" calcext:value-type="float">
            <text:p>44.4797</text:p>
          </table:table-cell>
          <table:table-cell office:value-type="float" office:value="-98.2213" calcext:value-type="float">
            <text:p>-98.2213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les Mix, SD</text:p>
          </table:table-cell>
          <table:table-cell office:value-type="string" calcext:value-type="string">
            <text:p>US</text:p>
          </table:table-cell>
          <table:table-cell office:value-type="float" office:value="43.0985" calcext:value-type="float">
            <text:p>43.0985</text:p>
          </table:table-cell>
          <table:table-cell office:value-type="float" office:value="-98.3965" calcext:value-type="float">
            <text:p>-98.3965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son, SD</text:p>
          </table:table-cell>
          <table:table-cell office:value-type="string" calcext:value-type="string">
            <text:p>US</text:p>
          </table:table-cell>
          <table:table-cell office:value-type="float" office:value="43.7242" calcext:value-type="float">
            <text:p>43.7242</text:p>
          </table:table-cell>
          <table:table-cell office:value-type="float" office:value="-98.2213" calcext:value-type="float">
            <text:p>-98.2213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nehaha, SD</text:p>
          </table:table-cell>
          <table:table-cell office:value-type="string" calcext:value-type="string">
            <text:p>US</text:p>
          </table:table-cell>
          <table:table-cell office:value-type="float" office:value="43.6632" calcext:value-type="float">
            <text:p>43.6632</text:p>
          </table:table-cell>
          <table:table-cell office:value-type="float" office:value="-96.8351" calcext:value-type="float">
            <text:p>-96.835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 Homme, SD</text:p>
          </table:table-cell>
          <table:table-cell office:value-type="string" calcext:value-type="string">
            <text:p>US</text:p>
          </table:table-cell>
          <table:table-cell office:value-type="float" office:value="42.9815" calcext:value-type="float">
            <text:p>42.9815</text:p>
          </table:table-cell>
          <table:table-cell office:value-type="float" office:value="-97.8722" calcext:value-type="float">
            <text:p>-97.8722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corro, NM</text:p>
          </table:table-cell>
          <table:table-cell office:value-type="string" calcext:value-type="string">
            <text:p>US</text:p>
          </table:table-cell>
          <table:table-cell office:value-type="float" office:value="33.8837" calcext:value-type="float">
            <text:p>33.8837</text:p>
          </table:table-cell>
          <table:table-cell office:value-type="float" office:value="-106.7235" calcext:value-type="float">
            <text:p>-106.7235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nalillo, NM</text:p>
          </table:table-cell>
          <table:table-cell office:value-type="string" calcext:value-type="string">
            <text:p>US</text:p>
          </table:table-cell>
          <table:table-cell office:value-type="float" office:value="35.0178" calcext:value-type="float">
            <text:p>35.0178</text:p>
          </table:table-cell>
          <table:table-cell office:value-type="float" office:value="-106.6291" calcext:value-type="float">
            <text:p>-106.629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kland, MI</text:p>
          </table:table-cell>
          <table:table-cell office:value-type="string" calcext:value-type="string">
            <text:p>US</text:p>
          </table:table-cell>
          <table:table-cell office:value-type="float" office:value="42.5922" calcext:value-type="float">
            <text:p>42.5922</text:p>
          </table:table-cell>
          <table:table-cell office:value-type="float" office:value="-83.3362" calcext:value-type="float">
            <text:p>-83.3362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yne, MI</text:p>
          </table:table-cell>
          <table:table-cell office:value-type="string" calcext:value-type="string">
            <text:p>US</text:p>
          </table:table-cell>
          <table:table-cell office:value-type="float" office:value="42.2791" calcext:value-type="float">
            <text:p>42.2791</text:p>
          </table:table-cell>
          <table:table-cell office:value-type="float" office:value="-83.3362" calcext:value-type="float">
            <text:p>-83.3362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Castle, DE</text:p>
          </table:table-cell>
          <table:table-cell office:value-type="string" calcext:value-type="string">
            <text:p>US</text:p>
          </table:table-cell>
          <table:table-cell office:value-type="float" office:value="39.5393" calcext:value-type="float">
            <text:p>39.5393</text:p>
          </table:table-cell>
          <table:table-cell office:value-type="float" office:value="-75.6674" calcext:value-type="float">
            <text:p>-75.6674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US</text:p>
          </table:table-cell>
          <table:table-cell office:value-type="float" office:value="32.3182" calcext:value-type="float">
            <text:p>32.3182</text:p>
          </table:table-cell>
          <table:table-cell office:value-type="float" office:value="-86.9023" calcext:value-type="float">
            <text:p>-86.9023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US</text:p>
          </table:table-cell>
          <table:table-cell office:value-type="float" office:value="18.2208" calcext:value-type="float">
            <text:p>18.2208</text:p>
          </table:table-cell>
          <table:table-cell office:value-type="float" office:value="-66.5901" calcext:value-type="float">
            <text:p>-66.590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rgin Islands, U.S.</text:p>
          </table:table-cell>
          <table:table-cell office:value-type="string" calcext:value-type="string">
            <text:p>US</text:p>
          </table:table-cell>
          <table:table-cell office:value-type="float" office:value="18.3358" calcext:value-type="float">
            <text:p>18.3358</text:p>
          </table:table-cell>
          <table:table-cell office:value-type="float" office:value="-64.8963" calcext:value-type="float">
            <text:p>-64.8963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US</text:p>
          </table:table-cell>
          <table:table-cell office:value-type="float" office:value="13.4443" calcext:value-type="float">
            <text:p>13.4443</text:p>
          </table:table-cell>
          <table:table-cell office:value-type="float" office:value="144.7937" calcext:value-type="float">
            <text:p>144.7937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table:formula="of:=SUM([.E2:.E248])" office:value-type="float" office:value="1" calcext:value-type="float">
            <text:p>1</text:p>
          </table:table-cell>
          <table:table-cell table:formula="of:=SUM([.F2:.F248])" office:value-type="float" office:value="1" calcext:value-type="float">
            <text:p>1</text:p>
          </table:table-cell>
          <table:table-cell table:formula="of:=SUM([.G2:.G248])" office:value-type="float" office:value="2" calcext:value-type="float">
            <text:p>2</text:p>
          </table:table-cell>
          <table:table-cell table:formula="of:=SUM([.H2:.H248])" office:value-type="float" office:value="2" calcext:value-type="float">
            <text:p>2</text:p>
          </table:table-cell>
          <table:table-cell table:formula="of:=SUM([.I2:.I248])" office:value-type="float" office:value="5" calcext:value-type="float">
            <text:p>5</text:p>
          </table:table-cell>
          <table:table-cell table:formula="of:=SUM([.J2:.J248])" office:value-type="float" office:value="5" calcext:value-type="float">
            <text:p>5</text:p>
          </table:table-cell>
          <table:table-cell table:formula="of:=SUM([.K2:.K248])" office:value-type="float" office:value="5" calcext:value-type="float">
            <text:p>5</text:p>
          </table:table-cell>
          <table:table-cell table:formula="of:=SUM([.L2:.L248])" office:value-type="float" office:value="5" calcext:value-type="float">
            <text:p>5</text:p>
          </table:table-cell>
          <table:table-cell table:formula="of:=SUM([.M2:.M248])" office:value-type="float" office:value="5" calcext:value-type="float">
            <text:p>5</text:p>
          </table:table-cell>
          <table:table-cell table:formula="of:=SUM([.N2:.N248])" office:value-type="float" office:value="7" calcext:value-type="float">
            <text:p>7</text:p>
          </table:table-cell>
          <table:table-cell table:formula="of:=SUM([.O2:.O248])" office:value-type="float" office:value="8" calcext:value-type="float">
            <text:p>8</text:p>
          </table:table-cell>
          <table:table-cell table:formula="of:=SUM([.P2:.P248])" office:value-type="float" office:value="8" calcext:value-type="float">
            <text:p>8</text:p>
          </table:table-cell>
          <table:table-cell table:formula="of:=SUM([.Q2:.Q248])" office:value-type="float" office:value="11" calcext:value-type="float">
            <text:p>11</text:p>
          </table:table-cell>
          <table:table-cell table:formula="of:=SUM([.R2:.R248])" office:value-type="float" office:value="11" calcext:value-type="float">
            <text:p>11</text:p>
          </table:table-cell>
          <table:table-cell table:formula="of:=SUM([.S2:.S248])" office:value-type="float" office:value="11" calcext:value-type="float">
            <text:p>11</text:p>
          </table:table-cell>
          <table:table-cell table:formula="of:=SUM([.T2:.T248])" office:value-type="float" office:value="11" calcext:value-type="float">
            <text:p>11</text:p>
          </table:table-cell>
          <table:table-cell table:formula="of:=SUM([.U2:.U248])" office:value-type="float" office:value="11" calcext:value-type="float">
            <text:p>11</text:p>
          </table:table-cell>
          <table:table-cell table:formula="of:=SUM([.V2:.V248])" office:value-type="float" office:value="11" calcext:value-type="float">
            <text:p>11</text:p>
          </table:table-cell>
          <table:table-cell table:formula="of:=SUM([.W2:.W248])" office:value-type="float" office:value="11" calcext:value-type="float">
            <text:p>11</text:p>
          </table:table-cell>
          <table:table-cell table:formula="of:=SUM([.X2:.X248])" office:value-type="float" office:value="11" calcext:value-type="float">
            <text:p>11</text:p>
          </table:table-cell>
          <table:table-cell table:formula="of:=SUM([.Y2:.Y248])" office:value-type="float" office:value="12" calcext:value-type="float">
            <text:p>12</text:p>
          </table:table-cell>
          <table:table-cell table:formula="of:=SUM([.Z2:.Z248])" office:value-type="float" office:value="12" calcext:value-type="float">
            <text:p>12</text:p>
          </table:table-cell>
          <table:table-cell table:formula="of:=SUM([.AA2:.AA248])" office:value-type="float" office:value="13" calcext:value-type="float">
            <text:p>13</text:p>
          </table:table-cell>
          <table:table-cell table:formula="of:=SUM([.AB2:.AB248])" office:value-type="float" office:value="13" calcext:value-type="float">
            <text:p>13</text:p>
          </table:table-cell>
          <table:table-cell table:formula="of:=SUM([.AC2:.AC248])" office:value-type="float" office:value="13" calcext:value-type="float">
            <text:p>13</text:p>
          </table:table-cell>
          <table:table-cell table:formula="of:=SUM([.AD2:.AD248])" office:value-type="float" office:value="13" calcext:value-type="float">
            <text:p>13</text:p>
          </table:table-cell>
          <table:table-cell table:formula="of:=SUM([.AE2:.AE248])" office:value-type="float" office:value="13" calcext:value-type="float">
            <text:p>13</text:p>
          </table:table-cell>
          <table:table-cell table:formula="of:=SUM([.AF2:.AF248])" office:value-type="float" office:value="13" calcext:value-type="float">
            <text:p>13</text:p>
          </table:table-cell>
          <table:table-cell table:formula="of:=SUM([.AG2:.AG248])" office:value-type="float" office:value="13" calcext:value-type="float">
            <text:p>13</text:p>
          </table:table-cell>
          <table:table-cell table:formula="of:=SUM([.AH2:.AH248])" office:value-type="float" office:value="13" calcext:value-type="float">
            <text:p>13</text:p>
          </table:table-cell>
          <table:table-cell table:formula="of:=SUM([.AI2:.AI248])" office:value-type="float" office:value="15" calcext:value-type="float">
            <text:p>15</text:p>
          </table:table-cell>
          <table:table-cell table:formula="of:=SUM([.AJ2:.AJ248])" office:value-type="float" office:value="15" calcext:value-type="float">
            <text:p>15</text:p>
          </table:table-cell>
          <table:table-cell table:formula="of:=SUM([.AK2:.AK248])" office:value-type="float" office:value="15" calcext:value-type="float">
            <text:p>15</text:p>
          </table:table-cell>
          <table:table-cell table:formula="of:=SUM([.AL2:.AL248])" office:value-type="float" office:value="51" calcext:value-type="float">
            <text:p>51</text:p>
          </table:table-cell>
          <table:table-cell table:formula="of:=SUM([.AM2:.AM248])" office:value-type="float" office:value="51" calcext:value-type="float">
            <text:p>51</text:p>
          </table:table-cell>
          <table:table-cell table:formula="of:=SUM([.AN2:.AN248])" office:value-type="float" office:value="57" calcext:value-type="float">
            <text:p>57</text:p>
          </table:table-cell>
          <table:table-cell table:formula="of:=SUM([.AO2:.AO248])" office:value-type="float" office:value="58" calcext:value-type="float">
            <text:p>58</text:p>
          </table:table-cell>
          <table:table-cell table:formula="of:=SUM([.AP2:.AP248])" office:value-type="float" office:value="60" calcext:value-type="float">
            <text:p>60</text:p>
          </table:table-cell>
          <table:table-cell table:formula="of:=SUM([.AQ2:.AQ248])" office:value-type="float" office:value="68" calcext:value-type="float">
            <text:p>68</text:p>
          </table:table-cell>
          <table:table-cell table:formula="of:=SUM([.AR2:.AR248])" office:value-type="float" office:value="74" calcext:value-type="float">
            <text:p>74</text:p>
          </table:table-cell>
          <table:table-cell table:formula="of:=SUM([.AS2:.AS248])" office:value-type="float" office:value="98" calcext:value-type="float">
            <text:p>98</text:p>
          </table:table-cell>
          <table:table-cell table:formula="of:=SUM([.AT2:.AT248])" office:value-type="float" office:value="118" calcext:value-type="float">
            <text:p>118</text:p>
          </table:table-cell>
          <table:table-cell table:formula="of:=SUM([.AU2:.AU248])" office:value-type="float" office:value="149" calcext:value-type="float">
            <text:p>149</text:p>
          </table:table-cell>
          <table:table-cell table:formula="of:=SUM([.AV2:.AV248])" office:value-type="float" office:value="217" calcext:value-type="float">
            <text:p>217</text:p>
          </table:table-cell>
          <table:table-cell table:formula="of:=SUM([.AW2:.AW248])" office:value-type="float" office:value="262" calcext:value-type="float">
            <text:p>262</text:p>
          </table:table-cell>
          <table:table-cell table:formula="of:=SUM([.AX2:.AX248])" office:value-type="float" office:value="402" calcext:value-type="float">
            <text:p>402</text:p>
          </table:table-cell>
          <table:table-cell table:formula="of:=SUM([.AY2:.AY248])" office:value-type="float" office:value="518" calcext:value-type="float">
            <text:p>518</text:p>
          </table:table-cell>
          <table:table-cell table:formula="of:=SUM([.AZ2:.AZ248])" office:value-type="float" office:value="583" calcext:value-type="float">
            <text:p>583</text:p>
          </table:table-cell>
          <table:table-cell table:formula="of:=SUM([.BA2:.BA248])" office:value-type="float" office:value="959" calcext:value-type="float">
            <text:p>959</text:p>
          </table:table-cell>
          <table:table-cell table:formula="of:=SUM([.BB2:.BB248])" office:value-type="float" office:value="1281" calcext:value-type="float">
            <text:p>1281</text:p>
          </table:table-cell>
          <table:table-cell table:formula="of:=SUM([.BC2:.BC248])" office:value-type="float" office:value="1663" calcext:value-type="float">
            <text:p>1663</text:p>
          </table:table-cell>
          <table:table-cell table:formula="of:=SUM([.BD2:.BD248])" office:value-type="float" office:value="2179" calcext:value-type="float">
            <text:p>2179</text:p>
          </table:table-cell>
          <table:table-cell table:formula="of:=SUM([.BE2:.BE248])" office:value-type="float" office:value="2727" calcext:value-type="float">
            <text:p>2727</text:p>
          </table:table-cell>
          <table:table-cell table:formula="of:=SUM([.BF2:.BF248])" office:value-type="float" office:value="3499" calcext:value-type="float">
            <text:p>3499</text:p>
          </table:table-cell>
        </table:table-row>
      </table:table>
      <table:named-expressions/>
      <table:database-ranges>
        <table:database-range table:name="__Anonymous_Sheet_DB__0" table:target-range-address="'time_series_19-covid-Confirmed'.A1:'time_series_19-covid-Confirmed'.BF24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6T08:20:09.266000000</dc:date>
    <meta:editing-duration>PT6M3S</meta:editing-duration>
    <meta:editing-cycles>1</meta:editing-cycles>
    <meta:document-statistic meta:table-count="1" meta:cell-count="14438" meta:object-count="1"/>
    <meta:generator>LibreOffice/6.1.5.2$Windows_X86_64 LibreOffice_project/90f8dcf33c87b3705e78202e3df5142b201bd8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4.201cm" style:legend-expansion="high" chart:style-name="ch2"/>
        <chart:plot-area chart:style-name="ch3" table:cell-range-address="'time_series_19-covid-Confirmed'.E249:'time_series_19-covid-Confirmed'.BF249" svg:x="0.32cm" svg:y="0.18cm" svg:width="12.693cm" svg:height="8.64cm">
          <chartooo:coordinate-region svg:x="1.312cm" svg:y="0.379cm" svg:width="11.70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ime_series_19-covid-Confirmed'.E249:'time_series_19-covid-Confirmed'.BF249" chart:class="chart:line">
            <chart:data-point chart:repeated="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</table:table-row>
          </table:table-header-rows>
          <table:table-rows>
            <table:table-row>
              <table:table-cell office:value-type="string">
                <text:p>Row 24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time_series_19-covid-Confirmed'.E249:'time_series_19-covid-Confirmed'.BF24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  <table:table-cell office:value-type="float" office:value="98">
                <text:p>98</text:p>
              </table:table-cell>
              <table:table-cell office:value-type="float" office:value="118">
                <text:p>118</text:p>
              </table:table-cell>
              <table:table-cell office:value-type="float" office:value="149">
                <text:p>149</text:p>
              </table:table-cell>
              <table:table-cell office:value-type="float" office:value="217">
                <text:p>217</text:p>
              </table:table-cell>
              <table:table-cell office:value-type="float" office:value="262">
                <text:p>262</text:p>
              </table:table-cell>
              <table:table-cell office:value-type="float" office:value="402">
                <text:p>402</text:p>
              </table:table-cell>
              <table:table-cell office:value-type="float" office:value="518">
                <text:p>518</text:p>
              </table:table-cell>
              <table:table-cell office:value-type="float" office:value="583">
                <text:p>583</text:p>
              </table:table-cell>
              <table:table-cell office:value-type="float" office:value="959">
                <text:p>959</text:p>
              </table:table-cell>
              <table:table-cell office:value-type="float" office:value="1281">
                <text:p>1281</text:p>
              </table:table-cell>
              <table:table-cell office:value-type="float" office:value="1663">
                <text:p>1663</text:p>
              </table:table-cell>
              <table:table-cell office:value-type="float" office:value="2179">
                <text:p>2179</text:p>
              </table:table-cell>
              <table:table-cell office:value-type="float" office:value="2727">
                <text:p>2727</text:p>
              </table:table-cell>
              <table:table-cell office:value-type="float" office:value="3499">
                <text:p>34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